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02cm solid #e3e3e3"/>
    </style:style>
    <style:style style:name="P2" style:family="paragraph" style:parent-style-name="Text_20_body" style:list-style-name="L1">
      <style:paragraph-properties fo:padding="0.049cm" fo:border="0.002cm solid #e3e3e3"/>
    </style:style>
    <style:style style:name="P3" style:family="paragraph" style:parent-style-name="Text_20_body" style:list-style-name="L2">
      <style:paragraph-properties fo:padding="0.049cm" fo:border="0.002cm solid #e3e3e3"/>
    </style:style>
    <style:style style:name="P4" style:family="paragraph" style:parent-style-name="Text_20_body" style:list-style-name="L3">
      <style:paragraph-properties fo:padding="0.049cm" fo:border="0.002cm solid #e3e3e3"/>
    </style:style>
    <style:style style:name="P5" style:family="paragraph" style:parent-style-name="Text_20_body" style:list-style-name="L4">
      <style:paragraph-properties fo:padding="0.049cm" fo:border="0.002cm solid #e3e3e3"/>
    </style:style>
    <style:style style:name="P6" style:family="paragraph" style:parent-style-name="Text_20_body" style:list-style-name="L5">
      <style:paragraph-properties fo:padding="0.049cm" fo:border="0.002cm solid #e3e3e3"/>
    </style:style>
    <style:style style:name="P7" style:family="paragraph" style:parent-style-name="Text_20_body" style:list-style-name="L6">
      <style:paragraph-properties fo:padding="0.049cm" fo:border="0.002cm solid #e3e3e3"/>
    </style:style>
    <style:style style:name="P8" style:family="paragraph" style:parent-style-name="Text_20_body" style:list-style-name="L7">
      <style:paragraph-properties fo:padding="0.049cm" fo:border="0.002cm solid #e3e3e3"/>
    </style:style>
    <style:style style:name="P9" style:family="paragraph" style:parent-style-name="Text_20_body" style:list-style-name="L8">
      <style:paragraph-properties fo:padding="0.049cm" fo:border="0.002cm solid #e3e3e3"/>
    </style:style>
    <style:style style:name="P10" style:family="paragraph" style:parent-style-name="Text_20_body" style:list-style-name="L9">
      <style:paragraph-properties fo:padding="0.049cm" fo:border="0.002cm solid #e3e3e3"/>
    </style:style>
    <style:style style:name="P11" style:family="paragraph" style:parent-style-name="Text_20_body" style:list-style-name="L10">
      <style:paragraph-properties fo:padding="0.049cm" fo:border="0.002cm solid #e3e3e3"/>
    </style:style>
    <style:style style:name="P12" style:family="paragraph" style:parent-style-name="Text_20_body" style:list-style-name="L11">
      <style:paragraph-properties fo:padding="0.049cm" fo:border="0.002cm solid #e3e3e3"/>
    </style:style>
    <style:style style:name="P13" style:family="paragraph" style:parent-style-name="Text_20_body" style:list-style-name="L12">
      <style:paragraph-properties fo:padding="0.049cm" fo:border="0.002cm solid #e3e3e3"/>
    </style:style>
    <style:style style:name="P14" style:family="paragraph" style:parent-style-name="Text_20_body" style:list-style-name="L13">
      <style:paragraph-properties fo:padding="0.049cm" fo:border="0.002cm solid #e3e3e3"/>
    </style:style>
    <style:style style:name="P15" style:family="paragraph" style:parent-style-name="Text_20_body" style:list-style-name="L14">
      <style:paragraph-properties fo:padding="0.049cm" fo:border="0.002cm solid #e3e3e3"/>
    </style:style>
    <style:style style:name="P16" style:family="paragraph" style:parent-style-name="Text_20_body" style:list-style-name="L15">
      <style:paragraph-properties fo:padding="0.049cm" fo:border="0.002cm solid #e3e3e3"/>
    </style:style>
    <style:style style:name="P17" style:family="paragraph" style:parent-style-name="Text_20_body" style:list-style-name="L16">
      <style:paragraph-properties fo:padding="0.049cm" fo:border="0.002cm solid #e3e3e3"/>
    </style:style>
    <style:style style:name="P18" style:family="paragraph" style:parent-style-name="Text_20_body" style:list-style-name="L17">
      <style:paragraph-properties fo:padding="0.049cm" fo:border="0.002cm solid #e3e3e3"/>
    </style:style>
    <style:style style:name="P19" style:family="paragraph" style:parent-style-name="Text_20_body" style:list-style-name="L18">
      <style:paragraph-properties fo:padding="0.049cm" fo:border="0.002cm solid #e3e3e3"/>
    </style:style>
    <style:style style:name="P20" style:family="paragraph" style:parent-style-name="Text_20_body" style:list-style-name="L19">
      <style:paragraph-properties fo:padding="0.049cm" fo:border="0.002cm solid #e3e3e3"/>
    </style:style>
    <style:style style:name="P21" style:family="paragraph" style:parent-style-name="Text_20_body" style:list-style-name="L20">
      <style:paragraph-properties fo:padding="0.049cm" fo:border="0.002cm solid #e3e3e3"/>
    </style:style>
    <style:style style:name="P22" style:family="paragraph" style:parent-style-name="Text_20_body" style:list-style-name="L21">
      <style:paragraph-properties fo:padding="0.049cm" fo:border="0.002cm solid #e3e3e3"/>
    </style:style>
    <style:style style:name="P23" style:family="paragraph" style:parent-style-name="Text_20_body" style:list-style-name="L22">
      <style:paragraph-properties fo:padding="0.049cm" fo:border="0.002cm solid #e3e3e3"/>
    </style:style>
    <style:style style:name="P24" style:family="paragraph" style:parent-style-name="Text_20_body" style:list-style-name="L23">
      <style:paragraph-properties fo:padding="0.049cm" fo:border="0.002cm solid #e3e3e3"/>
    </style:style>
    <style:style style:name="P25" style:family="paragraph" style:parent-style-name="Text_20_body" style:list-style-name="L24">
      <style:paragraph-properties fo:padding="0.049cm" fo:border="0.002cm solid #e3e3e3"/>
    </style:style>
    <style:style style:name="P26" style:family="paragraph" style:parent-style-name="Text_20_body" style:list-style-name="L25">
      <style:paragraph-properties fo:padding="0.049cm" fo:border="0.002cm solid #e3e3e3"/>
    </style:style>
    <style:style style:name="P27" style:family="paragraph" style:parent-style-name="Text_20_body" style:list-style-name="L26">
      <style:paragraph-properties fo:padding="0.049cm" fo:border="0.002cm solid #e3e3e3"/>
    </style:style>
    <style:style style:name="P28" style:family="paragraph" style:parent-style-name="Text_20_body" style:list-style-name="L27">
      <style:paragraph-properties fo:padding="0.049cm" fo:border="0.002cm solid #e3e3e3"/>
    </style:style>
    <style:style style:name="P29" style:family="paragraph" style:parent-style-name="Text_20_body" style:list-style-name="L28">
      <style:paragraph-properties fo:padding="0.049cm" fo:border="0.002cm solid #e3e3e3"/>
    </style:style>
    <style:style style:name="P30" style:family="paragraph" style:parent-style-name="Text_20_body" style:list-style-name="L29">
      <style:paragraph-properties fo:padding="0.049cm" fo:border="0.002cm solid #e3e3e3"/>
    </style:style>
    <style:style style:name="P31" style:family="paragraph" style:parent-style-name="Text_20_body" style:list-style-name="L30">
      <style:paragraph-properties fo:padding="0.049cm" fo:border="0.002cm solid #e3e3e3"/>
    </style:style>
    <style:style style:name="P32" style:family="paragraph" style:parent-style-name="Text_20_body" style:list-style-name="L31">
      <style:paragraph-properties fo:padding="0.049cm" fo:border="0.002cm solid #e3e3e3"/>
    </style:style>
    <style:style style:name="P33" style:family="paragraph" style:parent-style-name="Text_20_body" style:list-style-name="L32">
      <style:paragraph-properties fo:padding="0.049cm" fo:border="0.002cm solid #e3e3e3"/>
    </style:style>
    <style:style style:name="P34" style:family="paragraph" style:parent-style-name="Text_20_body" style:list-style-name="L33">
      <style:paragraph-properties fo:padding="0.049cm" fo:border="0.002cm solid #e3e3e3"/>
    </style:style>
    <style:style style:name="P35" style:family="paragraph" style:parent-style-name="Text_20_body" style:list-style-name="L34">
      <style:paragraph-properties fo:padding="0.049cm" fo:border="0.002cm solid #e3e3e3"/>
    </style:style>
    <style:style style:name="P36" style:family="paragraph" style:parent-style-name="Text_20_body" style:list-style-name="L35">
      <style:paragraph-properties fo:padding="0.049cm" fo:border="0.002cm solid #e3e3e3"/>
    </style:style>
    <style:style style:name="P37" style:family="paragraph" style:parent-style-name="Text_20_body" style:list-style-name="L36">
      <style:paragraph-properties fo:padding="0.049cm" fo:border="0.002cm solid #e3e3e3"/>
    </style:style>
    <style:style style:name="P38" style:family="paragraph" style:parent-style-name="Text_20_body" style:list-style-name="L37">
      <style:paragraph-properties fo:padding="0.049cm" fo:border="0.002cm solid #e3e3e3"/>
    </style:style>
    <style:style style:name="P39" style:family="paragraph" style:parent-style-name="Text_20_body" style:list-style-name="L38">
      <style:paragraph-properties fo:padding="0.049cm" fo:border="0.002cm solid #e3e3e3"/>
    </style:style>
    <style:style style:name="P40" style:family="paragraph" style:parent-style-name="Text_20_body" style:list-style-name="L39">
      <style:paragraph-properties fo:padding="0.049cm" fo:border="0.002cm solid #e3e3e3"/>
    </style:style>
    <style:style style:name="P41" style:family="paragraph" style:parent-style-name="Text_20_body" style:list-style-name="L40">
      <style:paragraph-properties fo:padding="0.049cm" fo:border="0.002cm solid #e3e3e3"/>
    </style:style>
    <style:style style:name="P42" style:family="paragraph" style:parent-style-name="Text_20_body" style:list-style-name="L41">
      <style:paragraph-properties fo:padding="0.049cm" fo:border="0.002cm solid #e3e3e3"/>
    </style:style>
    <style:style style:name="P43" style:family="paragraph" style:parent-style-name="Text_20_body" style:list-style-name="L42">
      <style:paragraph-properties fo:padding="0.049cm" fo:border="0.002cm solid #e3e3e3"/>
    </style:style>
    <style:style style:name="P44" style:family="paragraph" style:parent-style-name="Text_20_body" style:list-style-name="L43">
      <style:paragraph-properties fo:padding="0.049cm" fo:border="0.002cm solid #e3e3e3"/>
    </style:style>
    <style:style style:name="P45" style:family="paragraph" style:parent-style-name="Text_20_body" style:list-style-name="L44">
      <style:paragraph-properties fo:padding="0.049cm" fo:border="0.002cm solid #e3e3e3"/>
    </style:style>
    <style:style style:name="P46" style:family="paragraph" style:parent-style-name="Text_20_body" style:list-style-name="L45">
      <style:paragraph-properties fo:padding="0.049cm" fo:border="0.002cm solid #e3e3e3"/>
    </style:style>
    <style:style style:name="P47" style:family="paragraph" style:parent-style-name="Text_20_body" style:list-style-name="L46">
      <style:paragraph-properties fo:padding="0.049cm" fo:border="0.002cm solid #e3e3e3"/>
    </style:style>
    <style:style style:name="P48" style:family="paragraph" style:parent-style-name="Text_20_body" style:list-style-name="L47">
      <style:paragraph-properties fo:padding="0.049cm" fo:border="0.002cm solid #e3e3e3"/>
    </style:style>
    <style:style style:name="P49" style:family="paragraph" style:parent-style-name="Text_20_body" style:list-style-name="L48">
      <style:paragraph-properties fo:padding="0.049cm" fo:border="0.002cm solid #e3e3e3"/>
    </style:style>
    <style:style style:name="P50" style:family="paragraph" style:parent-style-name="Text_20_body" style:list-style-name="L49">
      <style:paragraph-properties fo:padding="0.049cm" fo:border="0.002cm solid #e3e3e3"/>
    </style:style>
    <style:style style:name="P51" style:family="paragraph" style:parent-style-name="Text_20_body" style:list-style-name="L50">
      <style:paragraph-properties fo:padding="0.049cm" fo:border="0.002cm solid #e3e3e3"/>
    </style:style>
    <style:style style:name="P52" style:family="paragraph" style:parent-style-name="Text_20_body" style:list-style-name="L51">
      <style:paragraph-properties fo:padding="0.049cm" fo:border="0.002cm solid #e3e3e3"/>
    </style:style>
    <style:style style:name="P53" style:family="paragraph" style:parent-style-name="Text_20_body" style:list-style-name="L52">
      <style:paragraph-properties fo:padding="0.049cm" fo:border="0.002cm solid #e3e3e3"/>
    </style:style>
    <style:style style:name="P54" style:family="paragraph" style:parent-style-name="Text_20_body" style:list-style-name="L53">
      <style:paragraph-properties fo:padding="0.049cm" fo:border="0.002cm solid #e3e3e3"/>
    </style:style>
    <style:style style:name="P55" style:family="paragraph" style:parent-style-name="Text_20_body" style:list-style-name="L54">
      <style:paragraph-properties fo:padding="0.049cm" fo:border="0.002cm solid #e3e3e3"/>
    </style:style>
    <style:style style:name="P56" style:family="paragraph" style:parent-style-name="Text_20_body" style:list-style-name="L55">
      <style:paragraph-properties fo:padding="0.049cm" fo:border="0.002cm solid #e3e3e3"/>
    </style:style>
    <style:style style:name="P57" style:family="paragraph" style:parent-style-name="Text_20_body" style:list-style-name="L56">
      <style:paragraph-properties fo:padding="0.049cm" fo:border="0.002cm solid #e3e3e3"/>
    </style:style>
    <style:style style:name="P58" style:family="paragraph" style:parent-style-name="Text_20_body" style:list-style-name="L57">
      <style:paragraph-properties fo:padding="0.049cm" fo:border="0.002cm solid #e3e3e3"/>
    </style:style>
    <style:style style:name="P59" style:family="paragraph" style:parent-style-name="Text_20_body" style:list-style-name="L58">
      <style:paragraph-properties fo:padding="0.049cm" fo:border="0.002cm solid #e3e3e3"/>
    </style:style>
    <style:style style:name="P60" style:family="paragraph" style:parent-style-name="Text_20_body" style:list-style-name="L59">
      <style:paragraph-properties fo:padding="0.049cm" fo:border="0.002cm solid #e3e3e3"/>
    </style:style>
    <style:style style:name="P61" style:family="paragraph" style:parent-style-name="Text_20_body" style:list-style-name="L60">
      <style:paragraph-properties fo:padding="0.049cm" fo:border="0.002cm solid #e3e3e3"/>
    </style:style>
    <style:style style:name="P62" style:family="paragraph" style:parent-style-name="Text_20_body" style:list-style-name="L61">
      <style:paragraph-properties fo:padding="0.049cm" fo:border="0.002cm solid #e3e3e3"/>
    </style:style>
    <style:style style:name="P63" style:family="paragraph" style:parent-style-name="Text_20_body" style:list-style-name="L62">
      <style:paragraph-properties fo:padding="0.049cm" fo:border="0.002cm solid #e3e3e3"/>
    </style:style>
    <style:style style:name="P64" style:family="paragraph" style:parent-style-name="Text_20_body" style:list-style-name="L63">
      <style:paragraph-properties fo:padding="0.049cm" fo:border="0.002cm solid #e3e3e3"/>
    </style:style>
    <style:style style:name="P65" style:family="paragraph" style:parent-style-name="Text_20_body" style:list-style-name="L64">
      <style:paragraph-properties fo:padding="0.049cm" fo:border="0.002cm solid #e3e3e3"/>
    </style:style>
    <style:style style:name="P66" style:family="paragraph" style:parent-style-name="Text_20_body" style:list-style-name="L65">
      <style:paragraph-properties fo:padding="0.049cm" fo:border="0.002cm solid #e3e3e3"/>
    </style:style>
    <style:style style:name="P67" style:family="paragraph" style:parent-style-name="Text_20_body" style:list-style-name="L66">
      <style:paragraph-properties fo:padding="0.049cm" fo:border="0.002cm solid #e3e3e3"/>
    </style:style>
    <style:style style:name="P68" style:family="paragraph" style:parent-style-name="Text_20_body" style:list-style-name="L67">
      <style:paragraph-properties fo:padding="0.049cm" fo:border="0.002cm solid #e3e3e3"/>
    </style:style>
    <style:style style:name="P69" style:family="paragraph" style:parent-style-name="Text_20_body" style:list-style-name="L68">
      <style:paragraph-properties fo:padding="0.049cm" fo:border="0.002cm solid #e3e3e3"/>
    </style:style>
    <style:style style:name="P70" style:family="paragraph" style:parent-style-name="Text_20_body" style:list-style-name="L69">
      <style:paragraph-properties fo:padding="0.049cm" fo:border="0.002cm solid #e3e3e3"/>
    </style:style>
    <style:style style:name="P71" style:family="paragraph" style:parent-style-name="Text_20_body" style:list-style-name="L70">
      <style:paragraph-properties fo:padding="0.049cm" fo:border="0.002cm solid #e3e3e3"/>
    </style:style>
    <style:style style:name="P72" style:family="paragraph" style:parent-style-name="Text_20_body" style:list-style-name="L71">
      <style:paragraph-properties fo:padding="0.049cm" fo:border="0.002cm solid #e3e3e3"/>
    </style:style>
    <style:style style:name="P73" style:family="paragraph" style:parent-style-name="Text_20_body" style:list-style-name="L72">
      <style:paragraph-properties fo:padding="0.049cm" fo:border="0.002cm solid #e3e3e3"/>
    </style:style>
    <style:style style:name="P74" style:family="paragraph" style:parent-style-name="Text_20_body" style:list-style-name="L73">
      <style:paragraph-properties fo:padding="0.049cm" fo:border="0.002cm solid #e3e3e3"/>
    </style:style>
    <style:style style:name="P75" style:family="paragraph" style:parent-style-name="Text_20_body" style:list-style-name="L74">
      <style:paragraph-properties fo:padding="0.049cm" fo:border="0.002cm solid #e3e3e3"/>
    </style:style>
    <style:style style:name="P76" style:family="paragraph" style:parent-style-name="Text_20_body" style:list-style-name="L75">
      <style:paragraph-properties fo:padding="0.049cm" fo:border="0.002cm solid #e3e3e3"/>
    </style:style>
    <style:style style:name="P77" style:family="paragraph" style:parent-style-name="Text_20_body" style:list-style-name="L76">
      <style:paragraph-properties fo:padding="0.049cm" fo:border="0.002cm solid #e3e3e3"/>
    </style:style>
    <style:style style:name="P78" style:family="paragraph" style:parent-style-name="Text_20_body" style:list-style-name="L77">
      <style:paragraph-properties fo:padding="0.049cm" fo:border="0.002cm solid #e3e3e3"/>
    </style:style>
    <style:style style:name="P79" style:family="paragraph" style:parent-style-name="Text_20_body" style:list-style-name="L78">
      <style:paragraph-properties fo:padding="0.049cm" fo:border="0.002cm solid #e3e3e3"/>
    </style:style>
    <style:style style:name="P80" style:family="paragraph" style:parent-style-name="Text_20_body" style:list-style-name="L79">
      <style:paragraph-properties fo:padding="0.049cm" fo:border="0.002cm solid #e3e3e3"/>
    </style:style>
    <style:style style:name="P81" style:family="paragraph" style:parent-style-name="Text_20_body" style:list-style-name="L80">
      <style:paragraph-properties fo:padding="0.049cm" fo:border="0.002cm solid #e3e3e3"/>
    </style:style>
    <style:style style:name="P82" style:family="paragraph" style:parent-style-name="Text_20_body" style:list-style-name="L81">
      <style:paragraph-properties fo:padding="0.049cm" fo:border="0.002cm solid #e3e3e3"/>
    </style:style>
    <style:style style:name="P83" style:family="paragraph" style:parent-style-name="Text_20_body" style:list-style-name="L82">
      <style:paragraph-properties fo:padding="0.049cm" fo:border="0.002cm solid #e3e3e3"/>
    </style:style>
    <style:style style:name="P84" style:family="paragraph" style:parent-style-name="Text_20_body" style:list-style-name="L83">
      <style:paragraph-properties fo:padding="0.049cm" fo:border="0.002cm solid #e3e3e3"/>
    </style:style>
    <style:style style:name="P85" style:family="paragraph" style:parent-style-name="Text_20_body" style:list-style-name="L84">
      <style:paragraph-properties fo:padding="0.049cm" fo:border="0.002cm solid #e3e3e3"/>
    </style:style>
    <style:style style:name="P86" style:family="paragraph" style:parent-style-name="Text_20_body" style:list-style-name="L85">
      <style:paragraph-properties fo:padding="0.049cm" fo:border="0.002cm solid #e3e3e3"/>
    </style:style>
    <style:style style:name="P87" style:family="paragraph" style:parent-style-name="Text_20_body" style:list-style-name="L1">
      <style:paragraph-properties fo:margin-top="0cm" fo:margin-bottom="0cm" fo:padding="0.049cm" fo:border="0.002cm solid #e3e3e3"/>
    </style:style>
    <style:style style:name="P88" style:family="paragraph" style:parent-style-name="Text_20_body" style:list-style-name="L2">
      <style:paragraph-properties fo:margin-top="0cm" fo:margin-bottom="0cm" fo:padding="0.049cm" fo:border="0.002cm solid #e3e3e3"/>
    </style:style>
    <style:style style:name="P89" style:family="paragraph" style:parent-style-name="Text_20_body" style:list-style-name="L3">
      <style:paragraph-properties fo:margin-top="0cm" fo:margin-bottom="0cm" fo:padding="0.049cm" fo:border="0.002cm solid #e3e3e3"/>
    </style:style>
    <style:style style:name="P90" style:family="paragraph" style:parent-style-name="Text_20_body" style:list-style-name="L4">
      <style:paragraph-properties fo:margin-top="0cm" fo:margin-bottom="0cm" fo:padding="0.049cm" fo:border="0.002cm solid #e3e3e3"/>
    </style:style>
    <style:style style:name="P91" style:family="paragraph" style:parent-style-name="Text_20_body" style:list-style-name="L5">
      <style:paragraph-properties fo:margin-top="0cm" fo:margin-bottom="0cm" fo:padding="0.049cm" fo:border="0.002cm solid #e3e3e3"/>
    </style:style>
    <style:style style:name="P92" style:family="paragraph" style:parent-style-name="Text_20_body" style:list-style-name="L6">
      <style:paragraph-properties fo:margin-top="0cm" fo:margin-bottom="0cm" fo:padding="0.049cm" fo:border="0.002cm solid #e3e3e3"/>
    </style:style>
    <style:style style:name="P93" style:family="paragraph" style:parent-style-name="Text_20_body" style:list-style-name="L7">
      <style:paragraph-properties fo:margin-top="0cm" fo:margin-bottom="0cm" fo:padding="0.049cm" fo:border="0.002cm solid #e3e3e3"/>
    </style:style>
    <style:style style:name="P94" style:family="paragraph" style:parent-style-name="Text_20_body" style:list-style-name="L8">
      <style:paragraph-properties fo:margin-top="0cm" fo:margin-bottom="0cm" fo:padding="0.049cm" fo:border="0.002cm solid #e3e3e3"/>
    </style:style>
    <style:style style:name="P95" style:family="paragraph" style:parent-style-name="Text_20_body" style:list-style-name="L9">
      <style:paragraph-properties fo:margin-top="0cm" fo:margin-bottom="0cm" fo:padding="0.049cm" fo:border="0.002cm solid #e3e3e3"/>
    </style:style>
    <style:style style:name="P96" style:family="paragraph" style:parent-style-name="Text_20_body" style:list-style-name="L10">
      <style:paragraph-properties fo:margin-top="0cm" fo:margin-bottom="0cm" fo:padding="0.049cm" fo:border="0.002cm solid #e3e3e3"/>
    </style:style>
    <style:style style:name="P97" style:family="paragraph" style:parent-style-name="Text_20_body" style:list-style-name="L11">
      <style:paragraph-properties fo:margin-top="0cm" fo:margin-bottom="0cm" fo:padding="0.049cm" fo:border="0.002cm solid #e3e3e3"/>
    </style:style>
    <style:style style:name="P98" style:family="paragraph" style:parent-style-name="Text_20_body" style:list-style-name="L12">
      <style:paragraph-properties fo:margin-top="0cm" fo:margin-bottom="0cm" fo:padding="0.049cm" fo:border="0.002cm solid #e3e3e3"/>
    </style:style>
    <style:style style:name="P99" style:family="paragraph" style:parent-style-name="Text_20_body" style:list-style-name="L13">
      <style:paragraph-properties fo:margin-top="0cm" fo:margin-bottom="0cm" fo:padding="0.049cm" fo:border="0.002cm solid #e3e3e3"/>
    </style:style>
    <style:style style:name="P100" style:family="paragraph" style:parent-style-name="Text_20_body" style:list-style-name="L15">
      <style:paragraph-properties fo:margin-top="0cm" fo:margin-bottom="0cm" fo:padding="0.049cm" fo:border="0.002cm solid #e3e3e3"/>
    </style:style>
    <style:style style:name="P101" style:family="paragraph" style:parent-style-name="Text_20_body" style:list-style-name="L16">
      <style:paragraph-properties fo:margin-top="0cm" fo:margin-bottom="0cm" fo:padding="0.049cm" fo:border="0.002cm solid #e3e3e3"/>
    </style:style>
    <style:style style:name="P102" style:family="paragraph" style:parent-style-name="Text_20_body" style:list-style-name="L18">
      <style:paragraph-properties fo:margin-top="0cm" fo:margin-bottom="0cm" fo:padding="0.049cm" fo:border="0.002cm solid #e3e3e3"/>
    </style:style>
    <style:style style:name="P103" style:family="paragraph" style:parent-style-name="Text_20_body" style:list-style-name="L21">
      <style:paragraph-properties fo:margin-top="0cm" fo:margin-bottom="0cm" fo:padding="0.049cm" fo:border="0.002cm solid #e3e3e3"/>
    </style:style>
    <style:style style:name="P104" style:family="paragraph" style:parent-style-name="Text_20_body" style:list-style-name="L23">
      <style:paragraph-properties fo:margin-top="0cm" fo:margin-bottom="0cm" fo:padding="0.049cm" fo:border="0.002cm solid #e3e3e3"/>
    </style:style>
    <style:style style:name="P105" style:family="paragraph" style:parent-style-name="Text_20_body" style:list-style-name="L24">
      <style:paragraph-properties fo:margin-top="0cm" fo:margin-bottom="0cm" fo:padding="0.049cm" fo:border="0.002cm solid #e3e3e3"/>
    </style:style>
    <style:style style:name="P106" style:family="paragraph" style:parent-style-name="Text_20_body" style:list-style-name="L26">
      <style:paragraph-properties fo:margin-top="0cm" fo:margin-bottom="0cm" fo:padding="0.049cm" fo:border="0.002cm solid #e3e3e3"/>
    </style:style>
    <style:style style:name="P107" style:family="paragraph" style:parent-style-name="Text_20_body" style:list-style-name="L27">
      <style:paragraph-properties fo:margin-top="0cm" fo:margin-bottom="0cm" fo:padding="0.049cm" fo:border="0.002cm solid #e3e3e3"/>
    </style:style>
    <style:style style:name="P108" style:family="paragraph" style:parent-style-name="Text_20_body" style:list-style-name="L29">
      <style:paragraph-properties fo:margin-top="0cm" fo:margin-bottom="0cm" fo:padding="0.049cm" fo:border="0.002cm solid #e3e3e3"/>
    </style:style>
    <style:style style:name="P109" style:family="paragraph" style:parent-style-name="Text_20_body" style:list-style-name="L30">
      <style:paragraph-properties fo:margin-top="0cm" fo:margin-bottom="0cm" fo:padding="0.049cm" fo:border="0.002cm solid #e3e3e3"/>
    </style:style>
    <style:style style:name="P110" style:family="paragraph" style:parent-style-name="Text_20_body" style:list-style-name="L32">
      <style:paragraph-properties fo:margin-top="0cm" fo:margin-bottom="0cm" fo:padding="0.049cm" fo:border="0.002cm solid #e3e3e3"/>
    </style:style>
    <style:style style:name="P111" style:family="paragraph" style:parent-style-name="Text_20_body" style:list-style-name="L34">
      <style:paragraph-properties fo:margin-top="0cm" fo:margin-bottom="0cm" fo:padding="0.049cm" fo:border="0.002cm solid #e3e3e3"/>
    </style:style>
    <style:style style:name="P112" style:family="paragraph" style:parent-style-name="Text_20_body" style:list-style-name="L37">
      <style:paragraph-properties fo:margin-top="0cm" fo:margin-bottom="0cm" fo:padding="0.049cm" fo:border="0.002cm solid #e3e3e3"/>
    </style:style>
    <style:style style:name="P113" style:family="paragraph" style:parent-style-name="Text_20_body" style:list-style-name="L44">
      <style:paragraph-properties fo:margin-top="0cm" fo:margin-bottom="0cm" fo:padding="0.049cm" fo:border="0.002cm solid #e3e3e3"/>
    </style:style>
    <style:style style:name="P114" style:family="paragraph" style:parent-style-name="Text_20_body" style:list-style-name="L48">
      <style:paragraph-properties fo:margin-top="0cm" fo:margin-bottom="0cm" fo:padding="0.049cm" fo:border="0.002cm solid #e3e3e3"/>
    </style:style>
    <style:style style:name="P115" style:family="paragraph" style:parent-style-name="Text_20_body" style:list-style-name="L52">
      <style:paragraph-properties fo:margin-top="0cm" fo:margin-bottom="0cm" fo:padding="0.049cm" fo:border="0.002cm solid #e3e3e3"/>
    </style:style>
    <style:style style:name="P116" style:family="paragraph" style:parent-style-name="Text_20_body" style:list-style-name="L56">
      <style:paragraph-properties fo:margin-top="0cm" fo:margin-bottom="0cm" fo:padding="0.049cm" fo:border="0.002cm solid #e3e3e3"/>
    </style:style>
    <style:style style:name="P117" style:family="paragraph" style:parent-style-name="Text_20_body" style:list-style-name="L64">
      <style:paragraph-properties fo:margin-top="0cm" fo:margin-bottom="0cm" fo:padding="0.049cm" fo:border="0.002cm solid #e3e3e3"/>
    </style:style>
    <style:style style:name="P118" style:family="paragraph" style:parent-style-name="Text_20_body" style:list-style-name="L68">
      <style:paragraph-properties fo:margin-top="0cm" fo:margin-bottom="0cm" fo:padding="0.049cm" fo:border="0.002cm solid #e3e3e3"/>
    </style:style>
    <style:style style:name="P119" style:family="paragraph" style:parent-style-name="Text_20_body" style:list-style-name="L72">
      <style:paragraph-properties fo:margin-top="0cm" fo:margin-bottom="0cm" fo:padding="0.049cm" fo:border="0.002cm solid #e3e3e3"/>
    </style:style>
    <style:style style:name="P120" style:family="paragraph" style:parent-style-name="Text_20_body" style:list-style-name="L76">
      <style:paragraph-properties fo:margin-top="0cm" fo:margin-bottom="0cm" fo:padding="0.049cm" fo:border="0.002cm solid #e3e3e3"/>
    </style:style>
    <style:style style:name="P121" style:family="paragraph" style:parent-style-name="Text_20_body" style:list-style-name="L79">
      <style:paragraph-properties fo:margin-top="0cm" fo:margin-bottom="0cm" fo:padding="0.049cm" fo:border="0.002cm solid #e3e3e3"/>
    </style:style>
    <style:style style:name="P122" style:family="paragraph" style:parent-style-name="Text_20_body" style:list-style-name="L83">
      <style:paragraph-properties fo:margin-top="0cm" fo:margin-bottom="0cm" fo:padding="0.049cm" fo:border="0.002cm solid #e3e3e3"/>
    </style:style>
    <style:style style:name="P123" style:family="paragraph" style:parent-style-name="Text_20_body" style:list-style-name="L84">
      <style:paragraph-properties fo:margin-top="0cm" fo:margin-bottom="0cm" fo:padding="0.049cm" fo:border="0.002cm solid #e3e3e3"/>
    </style:style>
    <style:style style:name="P124" style:family="paragraph" style:parent-style-name="Text_20_body" style:list-style-name="L85">
      <style:paragraph-properties fo:margin-top="0cm" fo:margin-bottom="0cm" fo:padding="0.049cm" fo:border="0.002cm solid #e3e3e3"/>
    </style:style>
    <style:style style:name="P125" style:family="paragraph" style:parent-style-name="Preformatted_20_Text">
      <style:paragraph-properties fo:margin-top="0cm" fo:margin-bottom="0.499cm" fo:padding="0.049cm" fo:border="0.002cm solid #e3e3e3" style:writing-mode="lr-tb"/>
    </style:style>
    <style:style style:name="P126" style:family="paragraph" style:parent-style-name="Preformatted_20_Text" style:list-style-name="L20">
      <style:paragraph-properties fo:margin-top="0cm" fo:margin-bottom="0.499cm" fo:padding="0.049cm" fo:border="0.002cm solid #e3e3e3" style:writing-mode="lr-tb"/>
    </style:style>
    <style:style style:name="P127" style:family="paragraph" style:parent-style-name="Preformatted_20_Text" style:list-style-name="L25">
      <style:paragraph-properties fo:margin-top="0cm" fo:margin-bottom="0.499cm" fo:padding="0.049cm" fo:border="0.002cm solid #e3e3e3" style:writing-mode="lr-tb"/>
    </style:style>
    <style:style style:name="P128" style:family="paragraph" style:parent-style-name="Preformatted_20_Text" style:list-style-name="L31">
      <style:paragraph-properties fo:margin-top="0cm" fo:margin-bottom="0.499cm" fo:padding="0.049cm" fo:border="0.002cm solid #e3e3e3" style:writing-mode="lr-tb"/>
    </style:style>
    <style:style style:name="P129" style:family="paragraph" style:parent-style-name="Preformatted_20_Text" style:list-style-name="L36">
      <style:paragraph-properties fo:margin-top="0cm" fo:margin-bottom="0.499cm" fo:padding="0.049cm" fo:border="0.002cm solid #e3e3e3" style:writing-mode="lr-tb"/>
    </style:style>
    <style:style style:name="P130" style:family="paragraph" style:parent-style-name="Preformatted_20_Text" style:list-style-name="L43">
      <style:paragraph-properties fo:margin-top="0cm" fo:margin-bottom="0.499cm" fo:padding="0.049cm" fo:border="0.002cm solid #e3e3e3" style:writing-mode="lr-tb"/>
    </style:style>
    <style:style style:name="P131" style:family="paragraph" style:parent-style-name="Preformatted_20_Text" style:list-style-name="L47">
      <style:paragraph-properties fo:margin-top="0cm" fo:margin-bottom="0.499cm" fo:padding="0.049cm" fo:border="0.002cm solid #e3e3e3" style:writing-mode="lr-tb"/>
    </style:style>
    <style:style style:name="P132" style:family="paragraph" style:parent-style-name="Preformatted_20_Text" style:list-style-name="L51">
      <style:paragraph-properties fo:margin-top="0cm" fo:margin-bottom="0.499cm" fo:padding="0.049cm" fo:border="0.002cm solid #e3e3e3" style:writing-mode="lr-tb"/>
    </style:style>
    <style:style style:name="P133" style:family="paragraph" style:parent-style-name="Preformatted_20_Text" style:list-style-name="L55">
      <style:paragraph-properties fo:margin-top="0cm" fo:margin-bottom="0.499cm" fo:padding="0.049cm" fo:border="0.002cm solid #e3e3e3" style:writing-mode="lr-tb"/>
    </style:style>
    <style:style style:name="P134" style:family="paragraph" style:parent-style-name="Preformatted_20_Text" style:list-style-name="L59">
      <style:paragraph-properties fo:margin-top="0cm" fo:margin-bottom="0.499cm" fo:padding="0.049cm" fo:border="0.002cm solid #e3e3e3" style:writing-mode="lr-tb"/>
    </style:style>
    <style:style style:name="P135" style:family="paragraph" style:parent-style-name="Preformatted_20_Text" style:list-style-name="L63">
      <style:paragraph-properties fo:margin-top="0cm" fo:margin-bottom="0.499cm" fo:padding="0.049cm" fo:border="0.002cm solid #e3e3e3" style:writing-mode="lr-tb"/>
    </style:style>
    <style:style style:name="P136" style:family="paragraph" style:parent-style-name="Preformatted_20_Text" style:list-style-name="L67">
      <style:paragraph-properties fo:margin-top="0cm" fo:margin-bottom="0.499cm" fo:padding="0.049cm" fo:border="0.002cm solid #e3e3e3" style:writing-mode="lr-tb"/>
    </style:style>
    <style:style style:name="P137" style:family="paragraph" style:parent-style-name="Preformatted_20_Text" style:list-style-name="L71">
      <style:paragraph-properties fo:margin-top="0cm" fo:margin-bottom="0.499cm" fo:padding="0.049cm" fo:border="0.002cm solid #e3e3e3" style:writing-mode="lr-tb"/>
    </style:style>
    <style:style style:name="P138" style:family="paragraph" style:parent-style-name="Preformatted_20_Text" style:list-style-name="L75">
      <style:paragraph-properties fo:margin-top="0cm" fo:margin-bottom="0.499cm" fo:padding="0.049cm" fo:border="0.002cm solid #e3e3e3" style:writing-mode="lr-tb"/>
    </style:style>
    <style:style style:name="P139" style:family="paragraph" style:parent-style-name="Preformatted_20_Text" style:list-style-name="L82">
      <style:paragraph-properties fo:margin-top="0cm" fo:margin-bottom="0.499cm" fo:padding="0.049cm" fo:border="0.002cm solid #e3e3e3" style:writing-mode="lr-tb"/>
    </style:style>
    <style:style style:name="P140" style:family="paragraph" style:parent-style-name="Preformatted_20_Text">
      <style:paragraph-properties fo:padding="0.049cm" fo:border="0.002cm solid #e3e3e3"/>
    </style:style>
    <style:style style:name="P141" style:family="paragraph" style:parent-style-name="Preformatted_20_Text" style:list-style-name="L20">
      <style:paragraph-properties fo:padding="0.049cm" fo:border="0.002cm solid #e3e3e3"/>
    </style:style>
    <style:style style:name="P142" style:family="paragraph" style:parent-style-name="Preformatted_20_Text" style:list-style-name="L25">
      <style:paragraph-properties fo:padding="0.049cm" fo:border="0.002cm solid #e3e3e3"/>
    </style:style>
    <style:style style:name="P143" style:family="paragraph" style:parent-style-name="Preformatted_20_Text" style:list-style-name="L31">
      <style:paragraph-properties fo:padding="0.049cm" fo:border="0.002cm solid #e3e3e3"/>
    </style:style>
    <style:style style:name="P144" style:family="paragraph" style:parent-style-name="Preformatted_20_Text" style:list-style-name="L36">
      <style:paragraph-properties fo:padding="0.049cm" fo:border="0.002cm solid #e3e3e3"/>
    </style:style>
    <style:style style:name="P145" style:family="paragraph" style:parent-style-name="Preformatted_20_Text" style:list-style-name="L43">
      <style:paragraph-properties fo:padding="0.049cm" fo:border="0.002cm solid #e3e3e3"/>
    </style:style>
    <style:style style:name="P146" style:family="paragraph" style:parent-style-name="Preformatted_20_Text" style:list-style-name="L47">
      <style:paragraph-properties fo:padding="0.049cm" fo:border="0.002cm solid #e3e3e3"/>
    </style:style>
    <style:style style:name="P147" style:family="paragraph" style:parent-style-name="Preformatted_20_Text" style:list-style-name="L51">
      <style:paragraph-properties fo:padding="0.049cm" fo:border="0.002cm solid #e3e3e3"/>
    </style:style>
    <style:style style:name="P148" style:family="paragraph" style:parent-style-name="Preformatted_20_Text" style:list-style-name="L55">
      <style:paragraph-properties fo:padding="0.049cm" fo:border="0.002cm solid #e3e3e3"/>
    </style:style>
    <style:style style:name="P149" style:family="paragraph" style:parent-style-name="Preformatted_20_Text" style:list-style-name="L59">
      <style:paragraph-properties fo:padding="0.049cm" fo:border="0.002cm solid #e3e3e3"/>
    </style:style>
    <style:style style:name="P150" style:family="paragraph" style:parent-style-name="Preformatted_20_Text" style:list-style-name="L63">
      <style:paragraph-properties fo:padding="0.049cm" fo:border="0.002cm solid #e3e3e3"/>
    </style:style>
    <style:style style:name="P151" style:family="paragraph" style:parent-style-name="Preformatted_20_Text" style:list-style-name="L67">
      <style:paragraph-properties fo:padding="0.049cm" fo:border="0.002cm solid #e3e3e3"/>
    </style:style>
    <style:style style:name="P152" style:family="paragraph" style:parent-style-name="Preformatted_20_Text" style:list-style-name="L71">
      <style:paragraph-properties fo:padding="0.049cm" fo:border="0.002cm solid #e3e3e3"/>
    </style:style>
    <style:style style:name="P153" style:family="paragraph" style:parent-style-name="Preformatted_20_Text" style:list-style-name="L75">
      <style:paragraph-properties fo:padding="0.049cm" fo:border="0.002cm solid #e3e3e3"/>
    </style:style>
    <style:style style:name="P154" style:family="paragraph" style:parent-style-name="Preformatted_20_Text" style:list-style-name="L82">
      <style:paragraph-properties fo:padding="0.049cm" fo:border="0.002cm solid #e3e3e3"/>
    </style:style>
    <style:style style:name="P155" style:family="paragraph" style:parent-style-name="Preformatted_20_Text">
      <style:paragraph-properties fo:padding="0.049cm" fo:border="0.002cm solid #e3e3e3" style:writing-mode="lr-tb"/>
    </style:style>
    <style:style style:name="P156" style:family="paragraph" style:parent-style-name="Preformatted_20_Text" style:list-style-name="L20">
      <style:paragraph-properties fo:padding="0.049cm" fo:border="0.002cm solid #e3e3e3" style:writing-mode="lr-tb"/>
    </style:style>
    <style:style style:name="P157" style:family="paragraph" style:parent-style-name="Preformatted_20_Text" style:list-style-name="L43">
      <style:paragraph-properties fo:padding="0.049cm" fo:border="0.002cm solid #e3e3e3" style:writing-mode="lr-tb"/>
    </style:style>
    <style:style style:name="P158" style:family="paragraph" style:parent-style-name="Preformatted_20_Text" style:list-style-name="L63">
      <style:paragraph-properties fo:padding="0.049cm" fo:border="0.002cm solid #e3e3e3" style:writing-mode="lr-tb"/>
    </style:style>
    <style:style style:name="P159" style:family="paragraph" style:parent-style-name="Preformatted_20_Text" style:list-style-name="L71">
      <style:paragraph-properties fo:padding="0.049cm" fo:border="0.002cm solid #e3e3e3" style:writing-mode="lr-tb"/>
    </style:style>
    <style:style style:name="P160" style:family="paragraph" style:parent-style-name="Preformatted_20_Text" style:list-style-name="L75">
      <style:paragraph-properties fo:padding="0.049cm" fo:border="0.002cm solid #e3e3e3" style:writing-mode="lr-tb"/>
    </style:style>
    <style:style style:name="P161" style:family="paragraph" style:parent-style-name="Preformatted_20_Text" style:list-style-name="L82">
      <style:paragraph-properties fo:padding="0.049cm" fo:border="0.002cm solid #e3e3e3" style:writing-mode="lr-tb"/>
    </style:style>
    <style:style style:name="P162" style:family="paragraph" style:parent-style-name="Heading_20_4">
      <style:paragraph-properties fo:padding="0.049cm" fo:border="0.002cm solid #e3e3e3"/>
    </style:style>
    <style:style style:name="P163" style:family="paragraph" style:parent-style-name="Heading_20_3">
      <style:paragraph-properties fo:padding="0.049cm" fo:border="0.002cm solid #e3e3e3"/>
    </style:style>
    <style:style style:name="P164" style:family="paragraph" style:parent-style-name="Heading_20_2">
      <style:paragraph-properties fo:padding="0.049cm" fo:border="0.002cm solid #e3e3e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trong_20_Emphasis">4) How can we fine-tune the model?</text:span></text:h>
      <text:p text:style-name="P1">Fine-tuning the model involves adjusting hyperparameters and making changes to the data and model architecture to improve performance. Here are several strategies to fine-tune your model:</text:p>
      <text:h text:style-name="P162" text:outline-level="4"><text:span text:style-name="Strong_20_Emphasis">a) Hyperparameter Tuning</text:span></text:h>
      <text:list xml:id="list836911147511971695" text:style-name="L1">
        <text:list-item>
          <text:p text:style-name="P2"><text:span text:style-name="Strong_20_Emphasis">Adjust Learning Rate:</text:span></text:p>
          <text:list>
            <text:list-item>
              <text:p text:style-name="P87">Modify the learning rate of the optimizer to find the optimal value.</text:p>
            </text:list-item>
            <text:list-item>
              <text:p text:style-name="P87">For example, try <text:span text:style-name="Source_20_Text">learning_rate=0.0001</text:span> or <text:span text:style-name="Source_20_Text">learning_rate=0.01</text:span>.</text:p>
            </text:list-item>
          </text:list>
        </text:list-item>
        <text:list-item>
          <text:p text:style-name="P2"><text:span text:style-name="Strong_20_Emphasis">Change Batch Size:</text:span></text:p>
          <text:list>
            <text:list-item>
              <text:p text:style-name="P87">Experiment with different batch sizes (e.g., 16, 64) to see how it affects training.</text:p>
            </text:list-item>
          </text:list>
        </text:list-item>
        <text:list-item>
          <text:p text:style-name="P2"><text:span text:style-name="Strong_20_Emphasis">Modify Number of Epochs:</text:span></text:p>
          <text:list>
            <text:list-item>
              <text:p text:style-name="P87">Allow the model to train for more epochs if it's underfitting.</text:p>
            </text:list-item>
          </text:list>
        </text:list-item>
        <text:list-item>
          <text:p text:style-name="P2"><text:span text:style-name="Strong_20_Emphasis">Adjust Dropout Rates:</text:span></text:p>
          <text:list>
            <text:list-item>
              <text:p text:style-name="P87">Increase dropout rates to prevent overfitting.</text:p>
            </text:list-item>
            <text:list-item>
              <text:p text:style-name="P2">Decrease dropout rates if the model is underfitting.</text:p>
            </text:list-item>
          </text:list>
        </text:list-item>
      </text:list>
      <text:h text:style-name="P162" text:outline-level="4"><text:span text:style-name="Strong_20_Emphasis">b) Model Architecture Adjustments</text:span></text:h>
      <text:list xml:id="list4538835436073747614" text:style-name="L2">
        <text:list-item>
          <text:p text:style-name="P3"><text:span text:style-name="Strong_20_Emphasis">Increase Model Complexity:</text:span></text:p>
          <text:list>
            <text:list-item>
              <text:p text:style-name="P88">Add more layers or increase the number of units in existing layers.</text:p>
            </text:list-item>
            <text:list-item>
              <text:p text:style-name="P88">Be cautious of overfitting with increased complexity.</text:p>
            </text:list-item>
          </text:list>
        </text:list-item>
        <text:list-item>
          <text:p text:style-name="P3"><text:span text:style-name="Strong_20_Emphasis">Change Activation Functions:</text:span></text:p>
          <text:list>
            <text:list-item>
              <text:p text:style-name="P88">Experiment with different activation functions like 'tanh' or 'LeakyReLU'.</text:p>
            </text:list-item>
          </text:list>
        </text:list-item>
        <text:list-item>
          <text:p text:style-name="P3"><text:span text:style-name="Strong_20_Emphasis">Use Bidirectional LSTMs:</text:span></text:p>
          <text:list>
            <text:list-item>
              <text:p text:style-name="P88">Implement bidirectional LSTMs to capture patterns in both directions.</text:p>
            </text:list-item>
          </text:list>
        </text:list-item>
        <text:list-item>
          <text:p text:style-name="P3"><text:span text:style-name="Strong_20_Emphasis">Incorporate Attention Mechanisms:</text:span></text:p>
          <text:list>
            <text:list-item>
              <text:p text:style-name="P3">Add attention layers to help the model focus on important parts of the input.</text:p>
            </text:list-item>
          </text:list>
        </text:list-item>
      </text:list>
      <text:h text:style-name="P162" text:outline-level="4"><text:span text:style-name="Strong_20_Emphasis">c) Feature Engineering</text:span></text:h>
      <text:list xml:id="list259954272433040290" text:style-name="L3">
        <text:list-item>
          <text:p text:style-name="P4"><text:span text:style-name="Strong_20_Emphasis">Feature Selection:</text:span></text:p>
          <text:list>
            <text:list-item>
              <text:p text:style-name="P89">Analyze feature importance and remove less relevant features.</text:p>
            </text:list-item>
          </text:list>
        </text:list-item>
        <text:list-item>
          <text:p text:style-name="P4"><text:span text:style-name="Strong_20_Emphasis">Add New Features:</text:span></text:p>
          <text:list>
            <text:list-item>
              <text:p text:style-name="P89">Create additional features like rolling averages, exponential moving averages, or interaction terms.</text:p>
            </text:list-item>
          </text:list>
        </text:list-item>
        <text:list-item>
          <text:p text:style-name="P4"><text:span text:style-name="Strong_20_Emphasis">Handling Seasonality:</text:span></text:p>
          <text:list>
            <text:list-item>
              <text:p text:style-name="P4">Include seasonal decomposition components or Fourier terms to capture seasonality.</text:p>
            </text:list-item>
          </text:list>
        </text:list-item>
      </text:list>
      <text:h text:style-name="P162" text:outline-level="4"><text:soft-page-break/><text:span text:style-name="Strong_20_Emphasis">d) Data Preprocessing</text:span></text:h>
      <text:list xml:id="list533765646588970940" text:style-name="L4">
        <text:list-item>
          <text:p text:style-name="P5"><text:span text:style-name="Strong_20_Emphasis">Scaling and Normalization:</text:span></text:p>
          <text:list>
            <text:list-item>
              <text:p text:style-name="P90">Experiment with different scaling methods, such as StandardScaler.</text:p>
            </text:list-item>
          </text:list>
        </text:list-item>
        <text:list-item>
          <text:p text:style-name="P5"><text:span text:style-name="Strong_20_Emphasis">Outlier Treatment:</text:span></text:p>
          <text:list>
            <text:list-item>
              <text:p text:style-name="P90">Detect and handle outliers in your data.</text:p>
            </text:list-item>
          </text:list>
        </text:list-item>
        <text:list-item>
          <text:p text:style-name="P5"><text:span text:style-name="Strong_20_Emphasis">Impute Missing Values:</text:span></text:p>
          <text:list>
            <text:list-item>
              <text:p text:style-name="P5">Ensure that missing values are properly handled.</text:p>
            </text:list-item>
          </text:list>
        </text:list-item>
      </text:list>
      <text:h text:style-name="P162" text:outline-level="4"><text:span text:style-name="Strong_20_Emphasis">e) Cross-Validation</text:span></text:h>
      <text:list xml:id="list6338156285734498229" text:style-name="L5">
        <text:list-item>
          <text:p text:style-name="P6"><text:span text:style-name="Strong_20_Emphasis">Time Series Cross-Validation:</text:span></text:p>
          <text:list>
            <text:list-item>
              <text:p text:style-name="P91">Use techniques like walk-forward validation to better assess model performance.</text:p>
            </text:list-item>
          </text:list>
        </text:list-item>
        <text:list-item>
          <text:p text:style-name="P6"><text:span text:style-name="Strong_20_Emphasis">Hyperparameter Optimization:</text:span></text:p>
          <text:list>
            <text:list-item>
              <text:p text:style-name="P6">Utilize grid search or randomized search methods with cross-validation to find optimal hyperparameters.</text:p>
            </text:list-item>
          </text:list>
        </text:list-item>
      </text:list>
      <text:h text:style-name="P162" text:outline-level="4"><text:span text:style-name="Strong_20_Emphasis">f) Ensemble Methods</text:span></text:h>
      <text:list xml:id="list6779008503107490959" text:style-name="L6">
        <text:list-item>
          <text:p text:style-name="P92"><text:span text:style-name="Strong_20_Emphasis">Combine Models:</text:span></text:p>
          <text:list>
            <text:list-item>
              <text:p text:style-name="P7">Use ensemble techniques like stacking, bagging, or boosting to improve predictions.</text:p>
            </text:list-item>
          </text:list>
        </text:list-item>
      </text:list>
      <text:h text:style-name="P162" text:outline-level="4"><text:span text:style-name="Strong_20_Emphasis">g) Experiment with Different Models</text:span></text:h>
      <text:list xml:id="list6733333325000084411" text:style-name="L7">
        <text:list-item>
          <text:p text:style-name="P93"><text:span text:style-name="Strong_20_Emphasis">Try Other Algorithms:</text:span></text:p>
          <text:list>
            <text:list-item>
              <text:p text:style-name="P8">Use models like Prophet, ARIMA, XGBoost, or Random Forest Regressor for comparison.</text:p>
            </text:list-item>
          </text:list>
        </text:list-item>
      </text:list>
      <text:h text:style-name="P162" text:outline-level="4"><text:span text:style-name="Strong_20_Emphasis">h) Regularization Techniques</text:span></text:h>
      <text:list xml:id="list2885161169601496456" text:style-name="L8">
        <text:list-item>
          <text:p text:style-name="P9"><text:span text:style-name="Strong_20_Emphasis">Add Regularization:</text:span></text:p>
          <text:list>
            <text:list-item>
              <text:p text:style-name="P94">Include L1 or L2 regularization in your model layers.</text:p>
            </text:list-item>
          </text:list>
        </text:list-item>
        <text:list-item>
          <text:p text:style-name="P9"><text:span text:style-name="Strong_20_Emphasis">Early Stopping Patience:</text:span></text:p>
          <text:list>
            <text:list-item>
              <text:p text:style-name="P9">Adjust the patience parameter in early stopping to prevent premature stopping.</text:p>
            </text:list-item>
          </text:list>
        </text:list-item>
      </text:list>
      <text:h text:style-name="P162" text:outline-level="4"><text:span text:style-name="Strong_20_Emphasis">i) Increase Training Data</text:span></text:h>
      <text:list xml:id="list6146659407544166700" text:style-name="L9">
        <text:list-item>
          <text:p text:style-name="P95"><text:span text:style-name="Strong_20_Emphasis">More Data:</text:span></text:p>
          <text:list>
            <text:list-item>
              <text:p text:style-name="P10">If possible, collect more data to improve model training.</text:p>
            </text:list-item>
          </text:list>
        </text:list-item>
      </text:list>
      <text:h text:style-name="P162" text:outline-level="4"><text:span text:style-name="Strong_20_Emphasis">j) Evaluate and Iterate</text:span></text:h>
      <text:list xml:id="list9193306457087973812" text:style-name="L10">
        <text:list-item>
          <text:p text:style-name="P11"><text:span text:style-name="Strong_20_Emphasis">Error Analysis:</text:span></text:p>
          <text:list>
            <text:list-item>
              <text:p text:style-name="P96"><text:soft-page-break/>Analyze the errors made by the model to identify patterns.</text:p>
            </text:list-item>
          </text:list>
        </text:list-item>
        <text:list-item>
          <text:p text:style-name="P11"><text:span text:style-name="Strong_20_Emphasis">Iterative Refinement:</text:span></text:p>
          <text:list>
            <text:list-item>
              <text:p text:style-name="P11">Continuously test and refine your model based on evaluation metrics.</text:p>
            </text:list-item>
          </text:list>
        </text:list-item>
      </text:list>
      <text:p text:style-name="Horizontal_20_Line"/>
      <text:p text:style-name="P1"><text:span text:style-name="Strong_20_Emphasis">Implementing Fine-Tuning in Your Code:</text:span></text:p>
      <text:p text:style-name="P1">Here's how you might adjust your code to fine-tune the model:</text:p>
      <text:p text:style-name="P1"><text:span text:style-name="Strong_20_Emphasis">Adjust Learning Rate:</text:span></text:p>
      <text:p text:style-name="P140">python</text:p>
      <text:p text:style-name="P140">Copy code</text:p>
      <text:p text:style-name="P155"><text:span text:style-name="Source_20_Text">from tensorflow.keras.optimizers import Adam</text:span></text:p>
      <text:p text:style-name="P155"/>
      <text:p text:style-name="P155"><text:span text:style-name="Source_20_Text">def build_model(...):</text:span></text:p>
      <text:p text:style-name="P155"><text:span text:style-name="Source_20_Text"><text:s text:c="4"/># ... [model definition] ...</text:span></text:p>
      <text:p text:style-name="P155"><text:span text:style-name="Source_20_Text"><text:s text:c="4"/>optimizer = Adam(learning_rate=0.0005)</text:span></text:p>
      <text:p text:style-name="P155"><text:span text:style-name="Source_20_Text"><text:s text:c="4"/>model.compile(optimizer=optimizer, loss='mean_squared_error', metrics=['mae'])</text:span></text:p>
      <text:p text:style-name="P125"><text:span text:style-name="Source_20_Text"><text:s text:c="4"/>return model</text:span></text:p>
      <text:p text:style-name="P1"><text:span text:style-name="Strong_20_Emphasis">Modify Model Architecture:</text:span></text:p>
      <text:p text:style-name="P140">python</text:p>
      <text:p text:style-name="P140">Copy code</text:p>
      <text:p text:style-name="P155"><text:span text:style-name="Source_20_Text">def build_model(...):</text:span></text:p>
      <text:p text:style-name="P155"><text:span text:style-name="Source_20_Text"><text:s text:c="4"/># Daily Input Branch with more units</text:span></text:p>
      <text:p text:style-name="P155"><text:span text:style-name="Source_20_Text"><text:s text:c="4"/>daily_lstm = LSTM(128, return_sequences=True)(daily_input)</text:span></text:p>
      <text:p text:style-name="P155"><text:span text:style-name="Source_20_Text"><text:s text:c="4"/>daily_lstm = LSTM(64)(daily_lstm)</text:span></text:p>
      <text:p text:style-name="P155"/>
      <text:p text:style-name="P155"><text:span text:style-name="Source_20_Text"><text:s text:c="4"/># Hourly Input Branch with more layers</text:span></text:p>
      <text:p text:style-name="P155"><text:span text:style-name="Source_20_Text"><text:s text:c="4"/>hourly_conv1 = Conv1D(filters=128, kernel_size=3, activation='relu')(hourly_input)</text:span></text:p>
      <text:p text:style-name="P155"><text:span text:style-name="Source_20_Text"><text:s text:c="4"/>hourly_conv2 = Conv1D(filters=128, kernel_size=3, activation='relu')(hourly_conv1)</text:span></text:p>
      <text:p text:style-name="P155"><text:span text:style-name="Source_20_Text"><text:s text:c="4"/>hourly_pool = MaxPooling1D(pool_size=2)(hourly_conv2)</text:span></text:p>
      <text:p text:style-name="P155"><text:span text:style-name="Source_20_Text"><text:s text:c="4"/>hourly_dropout = Dropout(0.3)(hourly_pool)</text:span></text:p>
      <text:p text:style-name="P155"><text:span text:style-name="Source_20_Text"><text:s text:c="4"/>hourly_lstm = LSTM(64)(hourly_dropout)</text:span></text:p>
      <text:p text:style-name="P155"/>
      <text:p text:style-name="P155"><text:span text:style-name="Source_20_Text"><text:s text:c="4"/># ... [rest of the model] ...</text:span></text:p>
      <text:p text:style-name="P125"><text:span text:style-name="Source_20_Text"><text:s text:c="4"/>return model</text:span></text:p>
      <text:p text:style-name="P1"><text:span text:style-name="Strong_20_Emphasis">Use Grid Search for Hyperparameter Tuning:</text:span></text:p>
      <text:p text:style-name="P140">python</text:p>
      <text:p text:style-name="P140">Copy code</text:p>
      <text:p text:style-name="P155"><text:span text:style-name="Source_20_Text">from sklearn.model_selection import ParameterGrid</text:span></text:p>
      <text:p text:style-name="P155"/>
      <text:p text:style-name="P155"><text:span text:style-name="Source_20_Text">param_grid = {</text:span></text:p>
      <text:p text:style-name="P155"><text:span text:style-name="Source_20_Text"><text:s text:c="4"/>'learning_rate': [0.001, 0.0005],</text:span></text:p>
      <text:p text:style-name="P155"><text:span text:style-name="Source_20_Text"><text:s text:c="4"/>'batch_size': [32, 64],</text:span></text:p>
      <text:p text:style-name="P155"><text:span text:style-name="Source_20_Text"><text:s text:c="4"/>'dropout_rate': [0.2, 0.3],</text:span></text:p>
      <text:p text:style-name="P155"><text:span text:style-name="Source_20_Text"><text:s text:c="4"/>'lstm_units': [64, 128]</text:span></text:p>
      <text:p text:style-name="P155"><text:span text:style-name="Source_20_Text">}</text:span></text:p>
      <text:p text:style-name="P155"/>
      <text:p text:style-name="P155"><text:span text:style-name="Source_20_Text">grid = ParameterGrid(param_grid)</text:span></text:p>
      <text:p text:style-name="P155"/>
      <text:p text:style-name="P155"><text:span text:style-name="Source_20_Text">for params in grid:</text:span></text:p>
      <text:p text:style-name="P155"><text:span text:style-name="Source_20_Text"><text:s text:c="4"/># Build and compile model with params</text:span></text:p>
      <text:p text:style-name="P155"><text:span text:style-name="Source_20_Text"><text:s text:c="4"/># Train and evaluate model</text:span></text:p>
      <text:p text:style-name="P125"><text:soft-page-break/><text:span text:style-name="Source_20_Text"><text:s text:c="4"/># Record performance metrics</text:span></text:p>
      <text:p text:style-name="P1"><text:span text:style-name="Strong_20_Emphasis">Note:</text:span> Hyperparameter tuning can be time-consuming. Consider using tools like <text:span text:style-name="Strong_20_Emphasis">Keras Tuner</text:span>, <text:span text:style-name="Strong_20_Emphasis">Optuna</text:span>, or <text:span text:style-name="Strong_20_Emphasis">Hyperopt</text:span> to automate this process.</text:p>
      <text:p text:style-name="Horizontal_20_Line"/>
      <text:p text:style-name="P1"><text:span text:style-name="Strong_20_Emphasis">Final Thoughts:</text:span></text:p>
      <text:p text:style-name="P1">Fine-tuning is an iterative process that involves experimenting with different configurations and observing their impact on model performance. It's essential to change one or two hyperparameters at a time to understand their effect.</text:p>
      <text:p text:style-name="P1">Remember to keep track of your experiments, perhaps in a spreadsheet or using experiment tracking tools like <text:span text:style-name="Strong_20_Emphasis">MLflow</text:span> or <text:span text:style-name="Strong_20_Emphasis">Weights &amp; Biases</text:span>, to systematically compare different model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pan text:style-name="Strong_20_Emphasis">Model Architecture Hyperparameters</text:span></text:h>
      <text:h text:style-name="P163" text:outline-level="3"><text:span text:style-name="Strong_20_Emphasis">1. Sequence Lengths</text:span></text:h>
      <text:p text:style-name="P1"><text:span text:style-name="Strong_20_Emphasis">Definition:</text:span></text:p>
      <text:list xml:id="list7571732534196872019" text:style-name="L11">
        <text:list-item>
          <text:p text:style-name="P97"><text:span text:style-name="Strong_20_Emphasis"><text:span text:style-name="Source_20_Text">seq_length_hourly</text:span></text:span><text:span text:style-name="Strong_20_Emphasis">:</text:span> The number of past hours used to create input sequences for the hourly data branch of the model.</text:p>
        </text:list-item>
        <text:list-item>
          <text:p text:style-name="P12"><text:span text:style-name="Strong_20_Emphasis"><text:span text:style-name="Source_20_Text">seq_length_daily</text:span></text:span><text:span text:style-name="Strong_20_Emphasis">:</text:span> The number of past days used to create input sequences for the daily data branch of the model.</text:p>
        </text:list-item>
      </text:list>
      <text:p text:style-name="P1"><text:span text:style-name="Strong_20_Emphasis">Purpose:</text:span></text:p>
      <text:list xml:id="list6025599960737841538" text:style-name="L12">
        <text:list-item>
          <text:p text:style-name="P98"><text:span text:style-name="Strong_20_Emphasis">Capture Temporal Dependencies:</text:span> By using sequences of past data, the model can learn patterns over time.</text:p>
        </text:list-item>
        <text:list-item>
          <text:p text:style-name="P13"><text:span text:style-name="Strong_20_Emphasis">Influence Model's Memory:</text:span> Longer sequences allow the model to consider more historical information but increase computational complexity.</text:p>
        </text:list-item>
      </text:list>
      <text:p text:style-name="P1"><text:span text:style-name="Strong_20_Emphasis">Examples:</text:span></text:p>
      <text:list xml:id="list2216917910025614308" text:style-name="L13">
        <text:list-item>
          <text:p text:style-name="P99"><text:span text:style-name="Strong_20_Emphasis"><text:span text:style-name="Source_20_Text">seq_length_hourly = 24</text:span></text:span><text:span text:style-name="Strong_20_Emphasis">:</text:span> The model looks back at the past 24 hours to predict future energy consumption.</text:p>
        </text:list-item>
        <text:list-item>
          <text:p text:style-name="P14"><text:span text:style-name="Strong_20_Emphasis"><text:span text:style-name="Source_20_Text">seq_length_daily = 7</text:span></text:span><text:span text:style-name="Strong_20_Emphasis">:</text:span> The model considers data from the past 7 days (one week) for its predictions.</text:p>
        </text:list-item>
      </text:list>
      <text:p text:style-name="P1"><text:span text:style-name="Strong_20_Emphasis">Implementation in Code:</text:span></text:p>
      <text:p text:style-name="P140">python</text:p>
      <text:p text:style-name="P140">Copy code</text:p>
      <text:p text:style-name="P155"><text:span text:style-name="Source_20_Text"># When creating sequences for hourly data</text:span></text:p>
      <text:p text:style-name="P155"><text:span text:style-name="Source_20_Text">def create_sequences(X, seq_length):</text:span></text:p>
      <text:p text:style-name="P155"><text:span text:style-name="Source_20_Text"><text:s text:c="4"/>Xs = []</text:span></text:p>
      <text:p text:style-name="P155"><text:span text:style-name="Source_20_Text"><text:s text:c="4"/>for i in range(len(X) - seq_length + 1):</text:span></text:p>
      <text:p text:style-name="P155"><text:span text:style-name="Source_20_Text"><text:s text:c="8"/>Xs.append(X[i:(i + seq_length)])</text:span></text:p>
      <text:p text:style-name="P155"><text:span text:style-name="Source_20_Text"><text:s text:c="4"/>return np.array(Xs)</text:span></text:p>
      <text:p text:style-name="P155"/>
      <text:p text:style-name="P155"><text:span text:style-name="Source_20_Text"># Using seq_length_hourly</text:span></text:p>
      <text:p text:style-name="P125"><text:span text:style-name="Source_20_Text">X_hourly_seq = create_sequences(X_hourly_scaled, seq_length_hourly)</text:span></text:p>
      <text:p text:style-name="Horizontal_20_Line"/>
      <text:h text:style-name="P163" text:outline-level="3"><text:span text:style-name="Strong_20_Emphasis">2. Input Features</text:span></text:h>
      <text:p text:style-name="P1"><text:span text:style-name="Strong_20_Emphasis">Definition:</text:span></text:p>
      <text:list xml:id="list5411457305443053480" text:style-name="L14">
        <text:list-item>
          <text:p text:style-name="P15">The variables or columns from your dataset used as inputs to the model. They can include both the original features and engineered features (like lagged variables).</text:p>
        </text:list-item>
      </text:list>
      <text:p text:style-name="P1"><text:span text:style-name="Strong_20_Emphasis">Purpose:</text:span></text:p>
      <text:list xml:id="list5341766687459855603" text:style-name="L15">
        <text:list-item>
          <text:p text:style-name="P100"><text:span text:style-name="Strong_20_Emphasis">Provide Information:</text:span> Input features supply the data necessary for the model to learn relationships and make predictions.</text:p>
        </text:list-item>
        <text:list-item>
          <text:p text:style-name="P16"><text:span text:style-name="Strong_20_Emphasis">Determine Model Complexity:</text:span> The number of input features affects the dimensionality and complexity of the model.</text:p>
        </text:list-item>
      </text:list>
      <text:p text:style-name="P1"><text:span text:style-name="Strong_20_Emphasis">Examples:</text:span></text:p>
      <text:list xml:id="list6150351926225904129" text:style-name="L16">
        <text:list-item>
          <text:p text:style-name="P17"><text:soft-page-break/><text:span text:style-name="Strong_20_Emphasis">Hourly Input Features:</text:span></text:p>
          <text:list>
            <text:list-item>
              <text:p text:style-name="P101">Meteorological data: 'Air Temp', 'SolRad_Hor', 'WS_10m', etc.</text:p>
            </text:list-item>
            <text:list-item>
              <text:p text:style-name="P101">Time features: 'hour_of_day'</text:p>
            </text:list-item>
            <text:list-item>
              <text:p text:style-name="P101">Lagged load features: 'lag_load_1' to 'lag_load_24'</text:p>
            </text:list-item>
          </text:list>
        </text:list-item>
        <text:list-item>
          <text:p text:style-name="P17"><text:span text:style-name="Strong_20_Emphasis">Daily Input Features:</text:span></text:p>
          <text:list>
            <text:list-item>
              <text:p text:style-name="P101">Aggregated meteorological data: daily averages or sums.</text:p>
            </text:list-item>
            <text:list-item>
              <text:p text:style-name="P101">Time features: 'day_of_week', 'is_weekend', 'day_of_year'</text:p>
            </text:list-item>
            <text:list-item>
              <text:p text:style-name="P17">Lagged load features: 'lag_load_1' to 'lag_load_7'</text:p>
            </text:list-item>
          </text:list>
        </text:list-item>
      </text:list>
      <text:p text:style-name="P1"><text:span text:style-name="Strong_20_Emphasis">Implementation in Code:</text:span></text:p>
      <text:p text:style-name="P140">python</text:p>
      <text:p text:style-name="P140">Copy code</text:p>
      <text:p text:style-name="P155"><text:span text:style-name="Source_20_Text">hourly_features = [</text:span></text:p>
      <text:p text:style-name="P155"><text:span text:style-name="Source_20_Text"><text:s text:c="4"/>'Load (kW)', 'Air Temp', 'SolRad_Hor', 'SolRad_Dif',</text:span></text:p>
      <text:p text:style-name="P155"><text:span text:style-name="Source_20_Text"><text:s text:c="4"/>'WS_10m', 'RH', 'T2M', 'ALLSKY_SFC_SW_DWN', 'WS2M', 'RH2M',</text:span></text:p>
      <text:p text:style-name="P155"><text:span text:style-name="Source_20_Text"><text:s text:c="4"/>'hour_of_day'</text:span></text:p>
      <text:p text:style-name="P155"><text:span text:style-name="Source_20_Text">] + [f'lag_load_{lag}' for lag in range(1, 25)]</text:span></text:p>
      <text:p text:style-name="P155"/>
      <text:p text:style-name="P155"><text:span text:style-name="Source_20_Text">daily_features = [</text:span></text:p>
      <text:p text:style-name="P155"><text:span text:style-name="Source_20_Text"><text:s text:c="4"/>'Load (kW)', 'Air Temp', 'SolRad_Hor', 'SolRad_Dif',</text:span></text:p>
      <text:p text:style-name="P155"><text:span text:style-name="Source_20_Text"><text:s text:c="4"/>'WS_10m', 'RH', 'T2M', 'ALLSKY_SFC_SW_DWN', 'WS2M', 'RH2M',</text:span></text:p>
      <text:p text:style-name="P155"><text:span text:style-name="Source_20_Text"><text:s text:c="4"/>'day_of_week', 'is_weekend', 'day_of_year'</text:span></text:p>
      <text:p text:style-name="P125"><text:span text:style-name="Source_20_Text">] + [f'lag_load_{lag}' for lag in range(1, 8)]</text:span></text:p>
      <text:p text:style-name="Horizontal_20_Line"/>
      <text:h text:style-name="P163" text:outline-level="3"><text:span text:style-name="Strong_20_Emphasis">3. LSTM Layers</text:span></text:h>
      <text:p text:style-name="P1"><text:span text:style-name="Strong_20_Emphasis">Definition:</text:span></text:p>
      <text:list xml:id="list3433652609940219493" text:style-name="L17">
        <text:list-item>
          <text:p text:style-name="P18"><text:span text:style-name="Strong_20_Emphasis">LSTM (Long Short-Term Memory):</text:span> A type of recurrent neural network (RNN) that can learn long-term dependencies in sequential data.</text:p>
        </text:list-item>
      </text:list>
      <text:p text:style-name="P1"><text:span text:style-name="Strong_20_Emphasis">Purpose:</text:span></text:p>
      <text:list xml:id="list1979112215737403175" text:style-name="L18">
        <text:list-item>
          <text:p text:style-name="P102"><text:span text:style-name="Strong_20_Emphasis">Model Temporal Relationships:</text:span> LSTMs are designed to capture patterns over time, making them suitable for time series data.</text:p>
        </text:list-item>
        <text:list-item>
          <text:p text:style-name="P19"><text:span text:style-name="Strong_20_Emphasis">Handle Sequential Inputs:</text:span> They process sequences of data, maintaining a memory of previous inputs.</text:p>
        </text:list-item>
      </text:list>
      <text:p text:style-name="P1"><text:span text:style-name="Strong_20_Emphasis">Hyperparameters:</text:span></text:p>
      <text:list xml:id="list8732231047661485575" text:style-name="L19">
        <text:list-item>
          <text:p text:style-name="P20"><text:span text:style-name="Strong_20_Emphasis">Units:</text:span> The number of neurons in the LSTM layer. More units can capture more complex patterns but increase the risk of overfitting and computational cost.</text:p>
        </text:list-item>
      </text:list>
      <text:p text:style-name="P1"><text:span text:style-name="Strong_20_Emphasis">Examples:</text:span></text:p>
      <text:list xml:id="list2904700914486168247" text:style-name="L20">
        <text:list-item>
          <text:p text:style-name="P21"><text:span text:style-name="Strong_20_Emphasis">Units in Daily LSTM Layer:</text:span></text:p>
          <text:p text:style-name="P141">python</text:p>
          <text:p text:style-name="P141">Copy code</text:p>
          <text:p text:style-name="P156"><text:span text:style-name="Source_20_Text"># First LSTM layer for daily data with 32 units</text:span></text:p>
          <text:p text:style-name="P126"><text:span text:style-name="Source_20_Text">daily_lstm = LSTM(32, name='daily_lstm')(daily_input)</text:span></text:p>
        </text:list-item>
        <text:list-item>
          <text:p text:style-name="P21"><text:span text:style-name="Strong_20_Emphasis">Adding a Second LSTM Layer:</text:span></text:p>
          <text:p text:style-name="P141"><text:soft-page-break/>python</text:p>
          <text:p text:style-name="P141">Copy code</text:p>
          <text:p text:style-name="P156"><text:span text:style-name="Source_20_Text"># First LSTM layer with return_sequences=True to stack another LSTM</text:span></text:p>
          <text:p text:style-name="P156"><text:span text:style-name="Source_20_Text">daily_lstm = LSTM(64, return_sequences=True, name='daily_lstm_1')(daily_input)</text:span></text:p>
          <text:p text:style-name="P156"><text:span text:style-name="Source_20_Text"># Second LSTM layer</text:span></text:p>
          <text:p text:style-name="P126"><text:span text:style-name="Source_20_Text">daily_lstm = LSTM(32, name='daily_lstm_2')(daily_lstm)</text:span></text:p>
        </text:list-item>
        <text:list-item>
          <text:p text:style-name="P21"><text:span text:style-name="Strong_20_Emphasis">Units in Hourly LSTM Layer:</text:span></text:p>
          <text:p text:style-name="P141">python</text:p>
          <text:p text:style-name="P141">Copy code</text:p>
          <text:p text:style-name="P156"><text:span text:style-name="Source_20_Text"># LSTM layer for hourly data with 32 units</text:span></text:p>
          <text:p text:style-name="P126"><text:span text:style-name="Source_20_Text">hourly_lstm = LSTM(32, name='hourly_lstm')(hourly_dropout)</text:span></text:p>
        </text:list-item>
      </text:list>
      <text:p text:style-name="P1"><text:span text:style-name="Strong_20_Emphasis">Impact of Units:</text:span></text:p>
      <text:list xml:id="list5363566693072164269" text:style-name="L21">
        <text:list-item>
          <text:p text:style-name="P22"><text:span text:style-name="Strong_20_Emphasis">More Units:</text:span></text:p>
          <text:list>
            <text:list-item>
              <text:p text:style-name="P103">Can capture more complex patterns.</text:p>
            </text:list-item>
            <text:list-item>
              <text:p text:style-name="P103">Risk of overfitting if not enough data.</text:p>
            </text:list-item>
            <text:list-item>
              <text:p text:style-name="P103">Increased computational load.</text:p>
            </text:list-item>
          </text:list>
        </text:list-item>
        <text:list-item>
          <text:p text:style-name="P22"><text:span text:style-name="Strong_20_Emphasis">Fewer Units:</text:span></text:p>
          <text:list>
            <text:list-item>
              <text:p text:style-name="P103">Simpler model that may generalize better.</text:p>
            </text:list-item>
            <text:list-item>
              <text:p text:style-name="P22">May underfit if the data is complex.</text:p>
            </text:list-item>
          </text:list>
        </text:list-item>
      </text:list>
      <text:p text:style-name="Horizontal_20_Line"/>
      <text:h text:style-name="P163" text:outline-level="3"><text:span text:style-name="Strong_20_Emphasis">4. Conv1D Layers (for Hourly Input)</text:span></text:h>
      <text:p text:style-name="P1"><text:span text:style-name="Strong_20_Emphasis">Definition:</text:span></text:p>
      <text:list xml:id="list8737207960471046972" text:style-name="L22">
        <text:list-item>
          <text:p text:style-name="P23"><text:span text:style-name="Strong_20_Emphasis">Conv1D Layer:</text:span> A one-dimensional convolutional layer commonly used for processing temporal data.</text:p>
        </text:list-item>
      </text:list>
      <text:p text:style-name="P1"><text:span text:style-name="Strong_20_Emphasis">Purpose:</text:span></text:p>
      <text:list xml:id="list2852757896770461529" text:style-name="L23">
        <text:list-item>
          <text:p text:style-name="P104"><text:span text:style-name="Strong_20_Emphasis">Feature Extraction:</text:span> Conv1D layers can detect local patterns in sequences, such as trends in time series data.</text:p>
        </text:list-item>
        <text:list-item>
          <text:p text:style-name="P24"><text:span text:style-name="Strong_20_Emphasis">Dimensionality Reduction:</text:span> By applying filters, they reduce the input size and highlight important features.</text:p>
        </text:list-item>
      </text:list>
      <text:p text:style-name="P1"><text:span text:style-name="Strong_20_Emphasis">Hyperparameters:</text:span></text:p>
      <text:list xml:id="list5402488705044283738" text:style-name="L24">
        <text:list-item>
          <text:p text:style-name="P105"><text:span text:style-name="Strong_20_Emphasis">Filters:</text:span> The number of output filters (i.e., the dimensionality of the output space).</text:p>
        </text:list-item>
        <text:list-item>
          <text:p text:style-name="P105"><text:span text:style-name="Strong_20_Emphasis">Kernel Size:</text:span> The length of the convolution window (how many time steps the filter covers).</text:p>
        </text:list-item>
        <text:list-item>
          <text:p text:style-name="P25"><text:span text:style-name="Strong_20_Emphasis">Activation Function:</text:span> The function applied to the output of the layer to introduce non-linearity.</text:p>
        </text:list-item>
      </text:list>
      <text:p text:style-name="P1"><text:span text:style-name="Strong_20_Emphasis">Examples:</text:span></text:p>
      <text:list xml:id="list6103882282120554330" text:style-name="L25">
        <text:list-item>
          <text:p text:style-name="P26"><text:span text:style-name="Strong_20_Emphasis">First Conv1D Layer:</text:span></text:p>
          <text:p text:style-name="P142">python</text:p>
          <text:p text:style-name="P142">Copy code</text:p>
          <text:p text:style-name="P127"><text:span text:style-name="Source_20_Text">hourly_conv1 = Conv1D(filters=64, kernel_size=3, activation='relu', </text:span><text:soft-page-break/><text:span text:style-name="Source_20_Text">name='hourly_conv1')(hourly_input)</text:span></text:p>
        </text:list-item>
        <text:list-item>
          <text:p text:style-name="P26"><text:span text:style-name="Strong_20_Emphasis">Second Conv1D Layer:</text:span></text:p>
          <text:p text:style-name="P142">python</text:p>
          <text:p text:style-name="P142">Copy code</text:p>
          <text:p text:style-name="P127"><text:span text:style-name="Source_20_Text">hourly_conv2 = Conv1D(filters=64, kernel_size=3, activation='relu', name='hourly_conv2')(hourly_conv1)</text:span></text:p>
        </text:list-item>
      </text:list>
      <text:p text:style-name="P1"><text:span text:style-name="Strong_20_Emphasis">Explanation:</text:span></text:p>
      <text:list xml:id="list8572401892785477894" text:style-name="L26">
        <text:list-item>
          <text:p text:style-name="P106"><text:span text:style-name="Strong_20_Emphasis">Filters = 64:</text:span></text:p>
          <text:list>
            <text:list-item>
              <text:p text:style-name="P106">The layer will learn 64 different filters to apply to the input sequence.</text:p>
            </text:list-item>
          </text:list>
        </text:list-item>
        <text:list-item>
          <text:p text:style-name="P106"><text:span text:style-name="Strong_20_Emphasis">Kernel Size = 3:</text:span></text:p>
          <text:list>
            <text:list-item>
              <text:p text:style-name="P106">Each filter will look at 3 consecutive time steps to extract features.</text:p>
            </text:list-item>
          </text:list>
        </text:list-item>
        <text:list-item>
          <text:p text:style-name="P106"><text:span text:style-name="Strong_20_Emphasis">Activation Function = ReLU:</text:span></text:p>
          <text:list>
            <text:list-item>
              <text:p text:style-name="P27">Applies the ReLU function to introduce non-linearity and help the model learn complex patterns.</text:p>
            </text:list-item>
          </text:list>
        </text:list-item>
      </text:list>
      <text:p text:style-name="P1"><text:span text:style-name="Strong_20_Emphasis">Impact:</text:span></text:p>
      <text:list xml:id="list9089970339936913924" text:style-name="L27">
        <text:list-item>
          <text:p text:style-name="P28"><text:span text:style-name="Strong_20_Emphasis">More Filters:</text:span></text:p>
          <text:list>
            <text:list-item>
              <text:p text:style-name="P107">Can learn more diverse features.</text:p>
            </text:list-item>
            <text:list-item>
              <text:p text:style-name="P107">Increases model complexity.</text:p>
            </text:list-item>
          </text:list>
        </text:list-item>
        <text:list-item>
          <text:p text:style-name="P28"><text:span text:style-name="Strong_20_Emphasis">Kernel Size:</text:span></text:p>
          <text:list>
            <text:list-item>
              <text:p text:style-name="P107">Larger kernel sizes capture broader patterns.</text:p>
            </text:list-item>
            <text:list-item>
              <text:p text:style-name="P28">Smaller kernel sizes focus on fine-grained patterns.</text:p>
            </text:list-item>
          </text:list>
        </text:list-item>
      </text:list>
      <text:p text:style-name="Horizontal_20_Line"/>
      <text:h text:style-name="P163" text:outline-level="3"><text:span text:style-name="Strong_20_Emphasis">5. Dense Layers</text:span></text:h>
      <text:p text:style-name="P1"><text:span text:style-name="Strong_20_Emphasis">Definition:</text:span></text:p>
      <text:list xml:id="list1498312595978253979" text:style-name="L28">
        <text:list-item>
          <text:p text:style-name="P29"><text:span text:style-name="Strong_20_Emphasis">Dense Layer (Fully Connected Layer):</text:span> A neural network layer where each neuron receives input from all neurons in the previous layer.</text:p>
        </text:list-item>
      </text:list>
      <text:p text:style-name="P1"><text:span text:style-name="Strong_20_Emphasis">Purpose:</text:span></text:p>
      <text:list xml:id="list5254207634897998490" text:style-name="L29">
        <text:list-item>
          <text:p text:style-name="P108"><text:span text:style-name="Strong_20_Emphasis">Integration and Prediction:</text:span> After feature extraction and sequence modeling, dense layers integrate the information and produce the final output.</text:p>
        </text:list-item>
        <text:list-item>
          <text:p text:style-name="P30"><text:span text:style-name="Strong_20_Emphasis">Non-linear Transformation:</text:span> They combine features learned from previous layers to make predictions.</text:p>
        </text:list-item>
      </text:list>
      <text:p text:style-name="P1"><text:span text:style-name="Strong_20_Emphasis">Hyperparameters:</text:span></text:p>
      <text:list xml:id="list6620931853214624872" text:style-name="L30">
        <text:list-item>
          <text:p text:style-name="P109"><text:span text:style-name="Strong_20_Emphasis">Units:</text:span> Number of neurons in the layer.</text:p>
        </text:list-item>
        <text:list-item>
          <text:p text:style-name="P31"><text:span text:style-name="Strong_20_Emphasis">Activation Function:</text:span> Function applied to the output of each neuron.</text:p>
        </text:list-item>
      </text:list>
      <text:p text:style-name="P1"><text:span text:style-name="Strong_20_Emphasis">Examples:</text:span></text:p>
      <text:list xml:id="list7328881650619932912" text:style-name="L31">
        <text:list-item>
          <text:p text:style-name="P32"><text:span text:style-name="Strong_20_Emphasis">First Dense Layer:</text:span></text:p>
          <text:p text:style-name="P143">python</text:p>
          <text:p text:style-name="P143"><text:soft-page-break/>Copy code</text:p>
          <text:p text:style-name="P128"><text:span text:style-name="Source_20_Text">dense1 = Dense(64, activation='relu', name='dense1')(merged)</text:span></text:p>
        </text:list-item>
        <text:list-item>
          <text:p text:style-name="P32"><text:span text:style-name="Strong_20_Emphasis">Second Dense Layer:</text:span></text:p>
          <text:p text:style-name="P143">python</text:p>
          <text:p text:style-name="P143">Copy code</text:p>
          <text:p text:style-name="P128"><text:span text:style-name="Source_20_Text">dense2 = Dense(32, activation='relu', name='dense2')(dense1)</text:span></text:p>
        </text:list-item>
      </text:list>
      <text:p text:style-name="P1"><text:span text:style-name="Strong_20_Emphasis">Explanation:</text:span></text:p>
      <text:list xml:id="list4361043493321351400" text:style-name="L32">
        <text:list-item>
          <text:p text:style-name="P110"><text:span text:style-name="Strong_20_Emphasis">Units = 64 and 32:</text:span></text:p>
          <text:list>
            <text:list-item>
              <text:p text:style-name="P110">The model will learn 64 and then 32 patterns or combinations of features.</text:p>
            </text:list-item>
          </text:list>
        </text:list-item>
        <text:list-item>
          <text:p text:style-name="P110"><text:span text:style-name="Strong_20_Emphasis">Activation Function = ReLU:</text:span></text:p>
          <text:list>
            <text:list-item>
              <text:p text:style-name="P33">Introduces non-linearity to help model complex relationships.</text:p>
            </text:list-item>
          </text:list>
        </text:list-item>
      </text:list>
      <text:p text:style-name="Horizontal_20_Line"/>
      <text:h text:style-name="P163" text:outline-level="3"><text:span text:style-name="Strong_20_Emphasis">6. Dropout Rates</text:span></text:h>
      <text:p text:style-name="P1"><text:span text:style-name="Strong_20_Emphasis">Definition:</text:span></text:p>
      <text:list xml:id="list169427478305535918" text:style-name="L33">
        <text:list-item>
          <text:p text:style-name="P34"><text:span text:style-name="Strong_20_Emphasis">Dropout Layer:</text:span> A regularization technique where a fraction of input units are randomly set to 0 during training.</text:p>
        </text:list-item>
      </text:list>
      <text:p text:style-name="P1"><text:span text:style-name="Strong_20_Emphasis">Purpose:</text:span></text:p>
      <text:list xml:id="list6964269000693909475" text:style-name="L34">
        <text:list-item>
          <text:p text:style-name="P111"><text:span text:style-name="Strong_20_Emphasis">Prevent Overfitting:</text:span> By randomly dropping units, the model becomes less sensitive to specific neuron weights and can generalize better to new data.</text:p>
        </text:list-item>
        <text:list-item>
          <text:p text:style-name="P35"><text:span text:style-name="Strong_20_Emphasis">Encourage Redundancy:</text:span> Forces the network to learn more robust features.</text:p>
        </text:list-item>
      </text:list>
      <text:p text:style-name="P1"><text:span text:style-name="Strong_20_Emphasis">Hyperparameters:</text:span></text:p>
      <text:list xml:id="list5473029730052748452" text:style-name="L35">
        <text:list-item>
          <text:p text:style-name="P36"><text:span text:style-name="Strong_20_Emphasis">Dropout Rate:</text:span> The fraction of neurons to drop (e.g., 0.2 means 20% of neurons are dropped).</text:p>
        </text:list-item>
      </text:list>
      <text:p text:style-name="P1"><text:span text:style-name="Strong_20_Emphasis">Examples:</text:span></text:p>
      <text:list xml:id="list4145785327391385999" text:style-name="L36">
        <text:list-item>
          <text:p text:style-name="P37"><text:span text:style-name="Strong_20_Emphasis">After MaxPooling in the Hourly Branch:</text:span></text:p>
          <text:p text:style-name="P144">python</text:p>
          <text:p text:style-name="P144">Copy code</text:p>
          <text:p text:style-name="P129"><text:span text:style-name="Source_20_Text">hourly_dropout = Dropout(0.2, name='hourly_dropout')(hourly_pool)</text:span></text:p>
        </text:list-item>
        <text:list-item>
          <text:p text:style-name="P37"><text:span text:style-name="Strong_20_Emphasis">After Second Dense Layer:</text:span></text:p>
          <text:p text:style-name="P144">python</text:p>
          <text:p text:style-name="P144">Copy code</text:p>
          <text:p text:style-name="P129"><text:span text:style-name="Source_20_Text">dense_dropout = Dropout(0.2, name='dense_dropout')(dense2)</text:span></text:p>
        </text:list-item>
      </text:list>
      <text:p text:style-name="P1"><text:span text:style-name="Strong_20_Emphasis">Impact:</text:span></text:p>
      <text:list xml:id="list8163336539316821530" text:style-name="L37">
        <text:list-item>
          <text:p text:style-name="P38"><text:span text:style-name="Strong_20_Emphasis">Higher Dropout Rates:</text:span></text:p>
          <text:list>
            <text:list-item>
              <text:p text:style-name="P112">Stronger regularization.</text:p>
            </text:list-item>
            <text:list-item>
              <text:p text:style-name="P112">May underfit if too high.</text:p>
            </text:list-item>
          </text:list>
        </text:list-item>
        <text:list-item>
          <text:p text:style-name="P38"><text:span text:style-name="Strong_20_Emphasis">Lower Dropout Rates:</text:span></text:p>
          <text:list>
            <text:list-item>
              <text:p text:style-name="P112"><text:soft-page-break/>Less regularization.</text:p>
            </text:list-item>
            <text:list-item>
              <text:p text:style-name="P38">Risk of overfitting if too low.</text:p>
            </text:list-item>
          </text:list>
        </text:list-item>
      </text:list>
      <text:p text:style-name="Horizontal_20_Line"/>
      <text:h text:style-name="P163" text:outline-level="3"><text:span text:style-name="Strong_20_Emphasis">7. Merge Layer</text:span></text:h>
      <text:p text:style-name="P1"><text:span text:style-name="Strong_20_Emphasis">Definition:</text:span></text:p>
      <text:list xml:id="list6031701648824251902" text:style-name="L38">
        <text:list-item>
          <text:p text:style-name="P39"><text:span text:style-name="Strong_20_Emphasis">Concatenation Layer:</text:span> Combines multiple inputs or layers by concatenating them along a specified dimension.</text:p>
        </text:list-item>
      </text:list>
      <text:p text:style-name="P1"><text:span text:style-name="Strong_20_Emphasis">Purpose:</text:span></text:p>
      <text:list xml:id="list5323795151520232091" text:style-name="L39">
        <text:list-item>
          <text:p text:style-name="P40"><text:span text:style-name="Strong_20_Emphasis">Integrate Information:</text:span> Merges outputs from different branches (e.g., daily and hourly branches) so the model can use both sources of information for predictions.</text:p>
        </text:list-item>
      </text:list>
      <text:p text:style-name="P1"><text:span text:style-name="Strong_20_Emphasis">Example:</text:span></text:p>
      <text:p text:style-name="P140">python</text:p>
      <text:p text:style-name="P140">Copy code</text:p>
      <text:p text:style-name="P155"><text:span text:style-name="Source_20_Text">from tensorflow.keras.layers import Concatenate</text:span></text:p>
      <text:p text:style-name="P155"/>
      <text:p text:style-name="P125"><text:span text:style-name="Source_20_Text">merged = Concatenate(name='merge')([daily_lstm, hourly_lstm])</text:span></text:p>
      <text:p text:style-name="P1"><text:span text:style-name="Strong_20_Emphasis">Explanation:</text:span></text:p>
      <text:list xml:id="list8471274755946752104" text:style-name="L40">
        <text:list-item>
          <text:p text:style-name="P41">Combines the outputs of the <text:span text:style-name="Source_20_Text">daily_lstm</text:span> and <text:span text:style-name="Source_20_Text">hourly_lstm</text:span> layers into a single tensor that is then passed to subsequent layers.</text:p>
        </text:list-item>
      </text:list>
      <text:p text:style-name="Horizontal_20_Line"/>
      <text:h text:style-name="P164" text:outline-level="2"><text:span text:style-name="Strong_20_Emphasis">Training Hyperparameters</text:span></text:h>
      <text:h text:style-name="P163" text:outline-level="3"><text:span text:style-name="Strong_20_Emphasis">1. Optimizer</text:span></text:h>
      <text:p text:style-name="P1"><text:span text:style-name="Strong_20_Emphasis">Definition:</text:span></text:p>
      <text:list xml:id="list3622870022052940101" text:style-name="L41">
        <text:list-item>
          <text:p text:style-name="P42"><text:span text:style-name="Strong_20_Emphasis">Optimizer:</text:span> Algorithm used to update the weights of the neural network to minimize the loss function.</text:p>
        </text:list-item>
      </text:list>
      <text:p text:style-name="P1"><text:span text:style-name="Strong_20_Emphasis">Purpose:</text:span></text:p>
      <text:list xml:id="list6514528284544299416" text:style-name="L42">
        <text:list-item>
          <text:p text:style-name="P43"><text:span text:style-name="Strong_20_Emphasis">Control Learning Process:</text:span> Determines how the model learns from the data during training.</text:p>
        </text:list-item>
      </text:list>
      <text:p text:style-name="P1"><text:span text:style-name="Strong_20_Emphasis">Examples:</text:span></text:p>
      <text:list xml:id="list7382786065682663739" text:style-name="L43">
        <text:list-item>
          <text:p text:style-name="P44"><text:span text:style-name="Strong_20_Emphasis">Adam Optimizer:</text:span></text:p>
          <text:p text:style-name="P145">python</text:p>
          <text:p text:style-name="P145">Copy code</text:p>
          <text:p text:style-name="P157"><text:span text:style-name="Source_20_Text">from tensorflow.keras.optimizers import Adam</text:span></text:p>
          <text:p text:style-name="P157"/>
          <text:p text:style-name="P157"><text:span text:style-name="Source_20_Text">optimizer = Adam(learning_rate=0.001)</text:span></text:p>
          <text:p text:style-name="P130"><text:span text:style-name="Source_20_Text">model.compile(optimizer=optimizer, loss='mean_squared_error', metrics=['mae'])</text:span></text:p>
        </text:list-item>
      </text:list>
      <text:p text:style-name="P1"><text:soft-page-break/><text:span text:style-name="Strong_20_Emphasis">Explanation:</text:span></text:p>
      <text:list xml:id="list626911826872862912" text:style-name="L44">
        <text:list-item>
          <text:p text:style-name="P113"><text:span text:style-name="Strong_20_Emphasis">Learning Rate = 0.001:</text:span></text:p>
          <text:list>
            <text:list-item>
              <text:p text:style-name="P113">Controls the step size during weight updates.</text:p>
            </text:list-item>
            <text:list-item>
              <text:p text:style-name="P45">A default value for many applications, but can be adjusted.</text:p>
            </text:list-item>
          </text:list>
        </text:list-item>
      </text:list>
      <text:p text:style-name="Horizontal_20_Line"/>
      <text:h text:style-name="P163" text:outline-level="3"><text:span text:style-name="Strong_20_Emphasis">2. Loss Function</text:span></text:h>
      <text:p text:style-name="P1"><text:span text:style-name="Strong_20_Emphasis">Definition:</text:span></text:p>
      <text:list xml:id="list194202097426172595" text:style-name="L45">
        <text:list-item>
          <text:p text:style-name="P46"><text:span text:style-name="Strong_20_Emphasis">Loss Function:</text:span> Measures how well the model's predictions match the actual target values.</text:p>
        </text:list-item>
      </text:list>
      <text:p text:style-name="P1"><text:span text:style-name="Strong_20_Emphasis">Purpose:</text:span></text:p>
      <text:list xml:id="list4017893786395777095" text:style-name="L46">
        <text:list-item>
          <text:p text:style-name="P47"><text:span text:style-name="Strong_20_Emphasis">Guide Training:</text:span> The optimizer seeks to minimize the loss function.</text:p>
        </text:list-item>
      </text:list>
      <text:p text:style-name="P1"><text:span text:style-name="Strong_20_Emphasis">Example:</text:span></text:p>
      <text:list xml:id="list5321334215293735460" text:style-name="L47">
        <text:list-item>
          <text:p text:style-name="P48"><text:span text:style-name="Strong_20_Emphasis">Mean Squared Error (MSE):</text:span></text:p>
          <text:p text:style-name="P146">python</text:p>
          <text:p text:style-name="P146">Copy code</text:p>
          <text:p text:style-name="P131"><text:span text:style-name="Source_20_Text">model.compile(optimizer='adam', loss='mean_squared_error', metrics=['mae'])</text:span></text:p>
        </text:list-item>
      </text:list>
      <text:p text:style-name="P1"><text:span text:style-name="Strong_20_Emphasis">Explanation:</text:span></text:p>
      <text:list xml:id="list3971459064233378833" text:style-name="L48">
        <text:list-item>
          <text:p text:style-name="P114"><text:span text:style-name="Strong_20_Emphasis">MSE:</text:span> Calculates the average of the squares of the errors between predicted and actual values.</text:p>
        </text:list-item>
        <text:list-item>
          <text:p text:style-name="P49"><text:span text:style-name="Strong_20_Emphasis">Suitable for Regression:</text:span> MSE is appropriate when predicting continuous values.</text:p>
        </text:list-item>
      </text:list>
      <text:p text:style-name="Horizontal_20_Line"/>
      <text:h text:style-name="P163" text:outline-level="3"><text:span text:style-name="Strong_20_Emphasis">3. Metrics</text:span></text:h>
      <text:p text:style-name="P1"><text:span text:style-name="Strong_20_Emphasis">Definition:</text:span></text:p>
      <text:list xml:id="list8994219539947657134" text:style-name="L49">
        <text:list-item>
          <text:p text:style-name="P50"><text:span text:style-name="Strong_20_Emphasis">Metric:</text:span> An additional function to evaluate the performance of the model during training and testing.</text:p>
        </text:list-item>
      </text:list>
      <text:p text:style-name="P1"><text:span text:style-name="Strong_20_Emphasis">Purpose:</text:span></text:p>
      <text:list xml:id="list203733809768387474" text:style-name="L50">
        <text:list-item>
          <text:p text:style-name="P51"><text:span text:style-name="Strong_20_Emphasis">Monitor Progress:</text:span> Helps assess how well the model is learning.</text:p>
        </text:list-item>
      </text:list>
      <text:p text:style-name="P1"><text:span text:style-name="Strong_20_Emphasis">Example:</text:span></text:p>
      <text:list xml:id="list9088970710806537960" text:style-name="L51">
        <text:list-item>
          <text:p text:style-name="P52"><text:span text:style-name="Strong_20_Emphasis">Mean Absolute Error (MAE):</text:span></text:p>
          <text:p text:style-name="P147">python</text:p>
          <text:p text:style-name="P147">Copy code</text:p>
          <text:p text:style-name="P132"><text:span text:style-name="Source_20_Text">model.compile(optimizer='adam', loss='mean_squared_error', metrics=['mae'])</text:span></text:p>
        </text:list-item>
      </text:list>
      <text:p text:style-name="P1"><text:span text:style-name="Strong_20_Emphasis">Explanation:</text:span></text:p>
      <text:list xml:id="list1690215794338924685" text:style-name="L52">
        <text:list-item>
          <text:p text:style-name="P115"><text:span text:style-name="Strong_20_Emphasis">MAE:</text:span> The average absolute difference between predicted and actual values.</text:p>
        </text:list-item>
        <text:list-item>
          <text:p text:style-name="P53"><text:soft-page-break/><text:span text:style-name="Strong_20_Emphasis">Interpretability:</text:span> MAE is in the same units as the target variable, making it easy to understand.</text:p>
        </text:list-item>
      </text:list>
      <text:p text:style-name="Horizontal_20_Line"/>
      <text:h text:style-name="P163" text:outline-level="3"><text:span text:style-name="Strong_20_Emphasis">4. Batch Size</text:span></text:h>
      <text:p text:style-name="P1"><text:span text:style-name="Strong_20_Emphasis">Definition:</text:span></text:p>
      <text:list xml:id="list1132178413241078116" text:style-name="L53">
        <text:list-item>
          <text:p text:style-name="P54"><text:span text:style-name="Strong_20_Emphasis">Batch Size:</text:span> The number of samples processed before the model's internal parameters are updated.</text:p>
        </text:list-item>
      </text:list>
      <text:p text:style-name="P1"><text:span text:style-name="Strong_20_Emphasis">Purpose:</text:span></text:p>
      <text:list xml:id="list4410811581306325084" text:style-name="L54">
        <text:list-item>
          <text:p text:style-name="P55"><text:span text:style-name="Strong_20_Emphasis">Control Training Efficiency:</text:span> Affects memory usage and speed of training.</text:p>
        </text:list-item>
      </text:list>
      <text:p text:style-name="P1"><text:span text:style-name="Strong_20_Emphasis">Example:</text:span></text:p>
      <text:list xml:id="list6261437082844161789" text:style-name="L55">
        <text:list-item>
          <text:p text:style-name="P56"><text:span text:style-name="Strong_20_Emphasis">Batch Size of 32:</text:span></text:p>
          <text:p text:style-name="P148">python</text:p>
          <text:p text:style-name="P148">Copy code</text:p>
          <text:p text:style-name="P133"><text:span text:style-name="Source_20_Text">model.fit(X_train, y_train, batch_size=32, epochs=50, validation_split=0.1)</text:span></text:p>
        </text:list-item>
      </text:list>
      <text:p text:style-name="P1"><text:span text:style-name="Strong_20_Emphasis">Explanation:</text:span></text:p>
      <text:list xml:id="list3263658517796609644" text:style-name="L56">
        <text:list-item>
          <text:p text:style-name="P116"><text:span text:style-name="Strong_20_Emphasis">Trade-offs:</text:span></text:p>
          <text:list>
            <text:list-item>
              <text:p text:style-name="P116"><text:span text:style-name="Strong_20_Emphasis">Smaller Batch Sizes:</text:span></text:p>
              <text:list>
                <text:list-item>
                  <text:p text:style-name="P116">More updates per epoch.</text:p>
                </text:list-item>
                <text:list-item>
                  <text:p text:style-name="P116">Slower per epoch but can generalize better.</text:p>
                </text:list-item>
              </text:list>
            </text:list-item>
            <text:list-item>
              <text:p text:style-name="P116"><text:span text:style-name="Strong_20_Emphasis">Larger Batch Sizes:</text:span></text:p>
              <text:list>
                <text:list-item>
                  <text:p text:style-name="P116">Fewer updates per epoch.</text:p>
                </text:list-item>
                <text:list-item>
                  <text:p text:style-name="P57">Faster per epoch but may require more epochs.</text:p>
                </text:list-item>
              </text:list>
            </text:list-item>
          </text:list>
        </text:list-item>
      </text:list>
      <text:p text:style-name="Horizontal_20_Line"/>
      <text:h text:style-name="P163" text:outline-level="3"><text:span text:style-name="Strong_20_Emphasis">5. Epochs</text:span></text:h>
      <text:p text:style-name="P1"><text:span text:style-name="Strong_20_Emphasis">Definition:</text:span></text:p>
      <text:list xml:id="list4943706004420422414" text:style-name="L57">
        <text:list-item>
          <text:p text:style-name="P58"><text:span text:style-name="Strong_20_Emphasis">Epoch:</text:span> One complete pass through the entire training dataset.</text:p>
        </text:list-item>
      </text:list>
      <text:p text:style-name="P1"><text:span text:style-name="Strong_20_Emphasis">Purpose:</text:span></text:p>
      <text:list xml:id="list5343917086547762242" text:style-name="L58">
        <text:list-item>
          <text:p text:style-name="P59"><text:span text:style-name="Strong_20_Emphasis">Control Training Duration:</text:span> Determines how many times the model sees the entire dataset.</text:p>
        </text:list-item>
      </text:list>
      <text:p text:style-name="P1"><text:span text:style-name="Strong_20_Emphasis">Example:</text:span></text:p>
      <text:list xml:id="list417914135503978758" text:style-name="L59">
        <text:list-item>
          <text:p text:style-name="P60"><text:span text:style-name="Strong_20_Emphasis">Maximum of 50 Epochs with Early Stopping:</text:span></text:p>
          <text:p text:style-name="P149">python</text:p>
          <text:p text:style-name="P149">Copy code</text:p>
          <text:p text:style-name="P134"><text:span text:style-name="Source_20_Text">model.fit(X_train, y_train, epochs=50, callbacks=[early_stopping], validation_split=0.1)</text:span></text:p>
        </text:list-item>
      </text:list>
      <text:p text:style-name="P1"><text:span text:style-name="Strong_20_Emphasis">Explanation:</text:span></text:p>
      <text:list xml:id="list5874382064444376906" text:style-name="L60">
        <text:list-item>
          <text:p text:style-name="P61"><text:soft-page-break/><text:span text:style-name="Strong_20_Emphasis">Early Stopping:</text:span> Training may stop before 50 epochs if validation loss doesn't improve.</text:p>
        </text:list-item>
      </text:list>
      <text:p text:style-name="Horizontal_20_Line"/>
      <text:h text:style-name="P163" text:outline-level="3"><text:span text:style-name="Strong_20_Emphasis">6. Early Stopping</text:span></text:h>
      <text:p text:style-name="P1"><text:span text:style-name="Strong_20_Emphasis">Definition:</text:span></text:p>
      <text:list xml:id="list1575628541225621509" text:style-name="L61">
        <text:list-item>
          <text:p text:style-name="P62"><text:span text:style-name="Strong_20_Emphasis">EarlyStopping Callback:</text:span> Stops training when a monitored metric stops improving.</text:p>
        </text:list-item>
      </text:list>
      <text:p text:style-name="P1"><text:span text:style-name="Strong_20_Emphasis">Purpose:</text:span></text:p>
      <text:list xml:id="list3656715893653530030" text:style-name="L62">
        <text:list-item>
          <text:p text:style-name="P63"><text:span text:style-name="Strong_20_Emphasis">Prevent Overfitting:</text:span> Stops training when the model begins to overfit the training data.</text:p>
        </text:list-item>
      </text:list>
      <text:p text:style-name="P1"><text:span text:style-name="Strong_20_Emphasis">Example:</text:span></text:p>
      <text:list xml:id="list4054755075287361655" text:style-name="L63">
        <text:list-item>
          <text:p text:style-name="P64"><text:span text:style-name="Strong_20_Emphasis">Parameters:</text:span></text:p>
          <text:p text:style-name="P150">python</text:p>
          <text:p text:style-name="P150">Copy code</text:p>
          <text:p text:style-name="P158"><text:span text:style-name="Source_20_Text">from tensorflow.keras.callbacks import EarlyStopping</text:span></text:p>
          <text:p text:style-name="P158"/>
          <text:p text:style-name="P135"><text:span text:style-name="Source_20_Text">early_stopping = EarlyStopping(monitor='val_loss', patience=5, restore_best_weights=True)</text:span></text:p>
        </text:list-item>
      </text:list>
      <text:p text:style-name="P1"><text:span text:style-name="Strong_20_Emphasis">Explanation:</text:span></text:p>
      <text:list xml:id="list2621729603380126849" text:style-name="L64">
        <text:list-item>
          <text:p text:style-name="P117"><text:span text:style-name="Strong_20_Emphasis">Monitor = 'val_loss':</text:span> Watches the validation loss.</text:p>
        </text:list-item>
        <text:list-item>
          <text:p text:style-name="P117"><text:span text:style-name="Strong_20_Emphasis">Patience = 5:</text:span> Waits for 5 epochs without improvement before stopping.</text:p>
        </text:list-item>
        <text:list-item>
          <text:p text:style-name="P65"><text:span text:style-name="Strong_20_Emphasis">Restore Best Weights:</text:span> Ensures the model weights are set to the best observed during training.</text:p>
        </text:list-item>
      </text:list>
      <text:p text:style-name="Horizontal_20_Line"/>
      <text:h text:style-name="P163" text:outline-level="3"><text:span text:style-name="Strong_20_Emphasis">7. Validation Split</text:span></text:h>
      <text:p text:style-name="P1"><text:span text:style-name="Strong_20_Emphasis">Definition:</text:span></text:p>
      <text:list xml:id="list6106562443229643923" text:style-name="L65">
        <text:list-item>
          <text:p text:style-name="P66"><text:span text:style-name="Strong_20_Emphasis">Validation Split:</text:span> A portion of the training data set aside to evaluate the model during training.</text:p>
        </text:list-item>
      </text:list>
      <text:p text:style-name="P1"><text:span text:style-name="Strong_20_Emphasis">Purpose:</text:span></text:p>
      <text:list xml:id="list6338119606833344634" text:style-name="L66">
        <text:list-item>
          <text:p text:style-name="P67"><text:span text:style-name="Strong_20_Emphasis">Monitor Generalization:</text:span> Helps assess how well the model performs on unseen data.</text:p>
        </text:list-item>
      </text:list>
      <text:p text:style-name="P1"><text:span text:style-name="Strong_20_Emphasis">Example:</text:span></text:p>
      <text:list xml:id="list4150018308823544315" text:style-name="L67">
        <text:list-item>
          <text:p text:style-name="P68"><text:span text:style-name="Strong_20_Emphasis">10% Validation Split:</text:span></text:p>
          <text:p text:style-name="P151">python</text:p>
          <text:p text:style-name="P151">Copy code</text:p>
          <text:p text:style-name="P136"><text:span text:style-name="Source_20_Text">model.fit(X_train, y_train, validation_split=0.1)</text:span></text:p>
        </text:list-item>
      </text:list>
      <text:p text:style-name="P1"><text:span text:style-name="Strong_20_Emphasis">Explanation:</text:span></text:p>
      <text:list xml:id="list7870070690601862598" text:style-name="L68">
        <text:list-item>
          <text:p text:style-name="P118"><text:span text:style-name="Strong_20_Emphasis">Data Division:</text:span></text:p>
          <text:list>
            <text:list-item>
              <text:p text:style-name="P118">90% of training data used for training.</text:p>
            </text:list-item>
            <text:list-item>
              <text:p text:style-name="P69">10% used for validation.</text:p>
            </text:list-item>
          </text:list>
        </text:list-item>
      </text:list>
      <text:p text:style-name="Horizontal_20_Line"><text:soft-page-break/></text:p>
      <text:h text:style-name="P164" text:outline-level="2"><text:span text:style-name="Strong_20_Emphasis">Data Preprocessing Hyperparameters</text:span></text:h>
      <text:h text:style-name="P163" text:outline-level="3"><text:span text:style-name="Strong_20_Emphasis">1. Scaling</text:span></text:h>
      <text:p text:style-name="P1"><text:span text:style-name="Strong_20_Emphasis">Definition:</text:span></text:p>
      <text:list xml:id="list5944283519118276518" text:style-name="L69">
        <text:list-item>
          <text:p text:style-name="P70"><text:span text:style-name="Strong_20_Emphasis">Scaler:</text:span> A technique to normalize or standardize features.</text:p>
        </text:list-item>
      </text:list>
      <text:p text:style-name="P1"><text:span text:style-name="Strong_20_Emphasis">Purpose:</text:span></text:p>
      <text:list xml:id="list5535822703031156618" text:style-name="L70">
        <text:list-item>
          <text:p text:style-name="P71"><text:span text:style-name="Strong_20_Emphasis">Improve Model Training:</text:span> Helps the model converge faster and perform better by ensuring features are on similar scales.</text:p>
        </text:list-item>
      </text:list>
      <text:p text:style-name="P1"><text:span text:style-name="Strong_20_Emphasis">Example:</text:span></text:p>
      <text:list xml:id="list8784049335389491912" text:style-name="L71">
        <text:list-item>
          <text:p text:style-name="P72"><text:span text:style-name="Strong_20_Emphasis">MinMaxScaler:</text:span></text:p>
          <text:p text:style-name="P152">python</text:p>
          <text:p text:style-name="P152">Copy code</text:p>
          <text:p text:style-name="P159"><text:span text:style-name="Source_20_Text">from sklearn.preprocessing import MinMaxScaler</text:span></text:p>
          <text:p text:style-name="P159"/>
          <text:p text:style-name="P159"><text:span text:style-name="Source_20_Text">scaler = MinMaxScaler()</text:span></text:p>
          <text:p text:style-name="P137"><text:span text:style-name="Source_20_Text">X_scaled = scaler.fit_transform(X)</text:span></text:p>
        </text:list-item>
      </text:list>
      <text:p text:style-name="P1"><text:span text:style-name="Strong_20_Emphasis">Explanation:</text:span></text:p>
      <text:list xml:id="list890383583690829314" text:style-name="L72">
        <text:list-item>
          <text:p text:style-name="P119"><text:span text:style-name="Strong_20_Emphasis">Range [0, 1]:</text:span> Transforms features to a range between 0 and 1.</text:p>
        </text:list-item>
        <text:list-item>
          <text:p text:style-name="P119"><text:span text:style-name="Strong_20_Emphasis">Applied To:</text:span></text:p>
          <text:list>
            <text:list-item>
              <text:p text:style-name="P119">Input features.</text:p>
            </text:list-item>
            <text:list-item>
              <text:p text:style-name="P73">Target variable (if needed).</text:p>
            </text:list-item>
          </text:list>
        </text:list-item>
      </text:list>
      <text:p text:style-name="Horizontal_20_Line"/>
      <text:h text:style-name="P163" text:outline-level="3"><text:span text:style-name="Strong_20_Emphasis">2. Lagged Features</text:span></text:h>
      <text:p text:style-name="P1"><text:span text:style-name="Strong_20_Emphasis">Definition:</text:span></text:p>
      <text:list xml:id="list4917233126741121677" text:style-name="L73">
        <text:list-item>
          <text:p text:style-name="P74"><text:span text:style-name="Strong_20_Emphasis">Lagged Features:</text:span> Previous values of a variable used as features in the model.</text:p>
        </text:list-item>
      </text:list>
      <text:p text:style-name="P1"><text:span text:style-name="Strong_20_Emphasis">Purpose:</text:span></text:p>
      <text:list xml:id="list1837102250300311565" text:style-name="L74">
        <text:list-item>
          <text:p text:style-name="P75"><text:span text:style-name="Strong_20_Emphasis">Capture Temporal Dependencies:</text:span> Provides historical context to the model.</text:p>
        </text:list-item>
      </text:list>
      <text:p text:style-name="P1"><text:span text:style-name="Strong_20_Emphasis">Examples:</text:span></text:p>
      <text:list xml:id="list8006309996231633259" text:style-name="L75">
        <text:list-item>
          <text:p text:style-name="P76"><text:span text:style-name="Strong_20_Emphasis">Hourly Data Lag Features from 1 to 24 Hours:</text:span></text:p>
          <text:p text:style-name="P153">python</text:p>
          <text:p text:style-name="P153">Copy code</text:p>
          <text:p text:style-name="P160"><text:span text:style-name="Source_20_Text">for lag in range(1, 25):</text:span></text:p>
          <text:p text:style-name="P138"><text:span text:style-name="Source_20_Text"><text:s text:c="4"/>data[f'lag_load_{lag}'] = data['Load (kW)'].shift(lag)</text:span></text:p>
        </text:list-item>
        <text:list-item>
          <text:p text:style-name="P76"><text:span text:style-name="Strong_20_Emphasis">Daily Data Lag Features from 1 to 7 Days:</text:span></text:p>
          <text:p text:style-name="P153">python</text:p>
          <text:p text:style-name="P153">Copy code</text:p>
          <text:p text:style-name="P160"><text:soft-page-break/><text:span text:style-name="Source_20_Text">for lag in range(1, 8):</text:span></text:p>
          <text:p text:style-name="P138"><text:span text:style-name="Source_20_Text"><text:s text:c="4"/>daily_data[f'lag_load_{lag}'] = daily_data['Load (kW)'].shift(lag)</text:span></text:p>
        </text:list-item>
      </text:list>
      <text:p text:style-name="P1"><text:span text:style-name="Strong_20_Emphasis">Explanation:</text:span></text:p>
      <text:list xml:id="list2650052687290515415" text:style-name="L76">
        <text:list-item>
          <text:p text:style-name="P120"><text:span text:style-name="Strong_20_Emphasis">Shift Function:</text:span></text:p>
          <text:list>
            <text:list-item>
              <text:p text:style-name="P120"><text:span text:style-name="Source_20_Text">shift(lag)</text:span> moves the data by the specified number of periods.</text:p>
            </text:list-item>
          </text:list>
        </text:list-item>
        <text:list-item>
          <text:p text:style-name="P120"><text:span text:style-name="Strong_20_Emphasis">Resulting Features:</text:span></text:p>
          <text:list>
            <text:list-item>
              <text:p text:style-name="P120">For <text:span text:style-name="Source_20_Text">lag = 1</text:span>, the model gets the load from 1 hour/day ago.</text:p>
            </text:list-item>
            <text:list-item>
              <text:p text:style-name="P77">For <text:span text:style-name="Source_20_Text">lag = 24</text:span>, the model gets the load from 24 hours ago (1 day ago in hourly data).</text:p>
            </text:list-item>
          </text:list>
        </text:list-item>
      </text:list>
      <text:p text:style-name="Horizontal_20_Line"/>
      <text:h text:style-name="P164" text:outline-level="2"><text:span text:style-name="Strong_20_Emphasis">Other Hyperparameters</text:span></text:h>
      <text:h text:style-name="P163" text:outline-level="3"><text:span text:style-name="Strong_20_Emphasis">1. Sequence Creation</text:span></text:h>
      <text:p text:style-name="P1"><text:span text:style-name="Strong_20_Emphasis">Definition:</text:span></text:p>
      <text:list xml:id="list7822341233648023931" text:style-name="L77">
        <text:list-item>
          <text:p text:style-name="P78"><text:span text:style-name="Strong_20_Emphasis">Function:</text:span> A custom function to transform time series data into sequences suitable for input to the model.</text:p>
        </text:list-item>
      </text:list>
      <text:p text:style-name="P1"><text:span text:style-name="Strong_20_Emphasis">Purpose:</text:span></text:p>
      <text:list xml:id="list6382574278160867776" text:style-name="L78">
        <text:list-item>
          <text:p text:style-name="P79"><text:span text:style-name="Strong_20_Emphasis">Prepare Data for LSTM:</text:span> LSTM networks require input in the form of sequences.</text:p>
        </text:list-item>
      </text:list>
      <text:p text:style-name="P1"><text:span text:style-name="Strong_20_Emphasis">Example:</text:span></text:p>
      <text:p text:style-name="P140">python</text:p>
      <text:p text:style-name="P140">Copy code</text:p>
      <text:p text:style-name="P155"><text:span text:style-name="Source_20_Text">def create_sequences(X, seq_length):</text:span></text:p>
      <text:p text:style-name="P155"><text:span text:style-name="Source_20_Text"><text:s text:c="4"/>Xs = []</text:span></text:p>
      <text:p text:style-name="P155"><text:span text:style-name="Source_20_Text"><text:s text:c="4"/>for i in range(len(X) - seq_length + 1):</text:span></text:p>
      <text:p text:style-name="P155"><text:span text:style-name="Source_20_Text"><text:s text:c="8"/>Xs.append(X[i:(i + seq_length)])</text:span></text:p>
      <text:p text:style-name="P125"><text:span text:style-name="Source_20_Text"><text:s text:c="4"/>return np.array(Xs)</text:span></text:p>
      <text:p text:style-name="P1"><text:span text:style-name="Strong_20_Emphasis">Explanation:</text:span></text:p>
      <text:list xml:id="list8311332563163763182" text:style-name="L79">
        <text:list-item>
          <text:p text:style-name="P121"><text:span text:style-name="Strong_20_Emphasis">Process:</text:span></text:p>
          <text:list>
            <text:list-item>
              <text:p text:style-name="P121">Slides a window of size <text:span text:style-name="Source_20_Text">seq_length</text:span> over the data.</text:p>
            </text:list-item>
            <text:list-item>
              <text:p text:style-name="P80">Each window becomes a training sample.</text:p>
            </text:list-item>
          </text:list>
        </text:list-item>
      </text:list>
      <text:p text:style-name="Horizontal_20_Line"/>
      <text:h text:style-name="P163" text:outline-level="3"><text:span text:style-name="Strong_20_Emphasis">2. Callbacks</text:span></text:h>
      <text:p text:style-name="P1"><text:span text:style-name="Strong_20_Emphasis">Definition:</text:span></text:p>
      <text:list xml:id="list2890459848603810691" text:style-name="L80">
        <text:list-item>
          <text:p text:style-name="P81"><text:span text:style-name="Strong_20_Emphasis">Callbacks:</text:span> Functions or objects that can perform actions at various stages of training.</text:p>
        </text:list-item>
      </text:list>
      <text:p text:style-name="P1"><text:span text:style-name="Strong_20_Emphasis">Purpose:</text:span></text:p>
      <text:list xml:id="list7222496477723898562" text:style-name="L81">
        <text:list-item>
          <text:p text:style-name="P82"><text:span text:style-name="Strong_20_Emphasis">Enhance Training Process:</text:span> Used for tasks like early stopping, saving models, adjusting learning rates, etc.</text:p>
        </text:list-item>
      </text:list>
      <text:p text:style-name="P1"><text:soft-page-break/><text:span text:style-name="Strong_20_Emphasis">Examples:</text:span></text:p>
      <text:list xml:id="list5527927516660250384" text:style-name="L82">
        <text:list-item>
          <text:p text:style-name="P83"><text:span text:style-name="Strong_20_Emphasis">EarlyStopping:</text:span></text:p>
          <text:p text:style-name="P154">python</text:p>
          <text:p text:style-name="P154">Copy code</text:p>
          <text:p text:style-name="P161"><text:span text:style-name="Source_20_Text">from tensorflow.keras.callbacks import EarlyStopping</text:span></text:p>
          <text:p text:style-name="P161"/>
          <text:p text:style-name="P139"><text:span text:style-name="Source_20_Text">early_stopping = EarlyStopping(monitor='val_loss', patience=5)</text:span></text:p>
        </text:list-item>
        <text:list-item>
          <text:p text:style-name="P83"><text:span text:style-name="Strong_20_Emphasis">ModelCheckpoint:</text:span></text:p>
          <text:p text:style-name="P154">python</text:p>
          <text:p text:style-name="P154">Copy code</text:p>
          <text:p text:style-name="P161"><text:span text:style-name="Source_20_Text">from tensorflow.keras.callbacks import ModelCheckpoint</text:span></text:p>
          <text:p text:style-name="P161"/>
          <text:p text:style-name="P139"><text:span text:style-name="Source_20_Text">model_checkpoint = ModelCheckpoint('best_model.h5', save_best_only=True, monitor='val_loss')</text:span></text:p>
        </text:list-item>
      </text:list>
      <text:p text:style-name="P1"><text:span text:style-name="Strong_20_Emphasis">Explanation:</text:span></text:p>
      <text:list xml:id="list7305650662299116428" text:style-name="L83">
        <text:list-item>
          <text:p text:style-name="P122"><text:span text:style-name="Strong_20_Emphasis">EarlyStopping:</text:span></text:p>
          <text:list>
            <text:list-item>
              <text:p text:style-name="P122">Stops training when validation loss stops improving.</text:p>
            </text:list-item>
          </text:list>
        </text:list-item>
        <text:list-item>
          <text:p text:style-name="P122"><text:span text:style-name="Strong_20_Emphasis">ModelCheckpoint:</text:span></text:p>
          <text:list>
            <text:list-item>
              <text:p text:style-name="P84">Saves the model weights when a new best validation loss is achieved.</text:p>
            </text:list-item>
          </text:list>
        </text:list-item>
      </text:list>
      <text:p text:style-name="Horizontal_20_Line"/>
      <text:h text:style-name="P164" text:outline-level="2"><text:span text:style-name="Strong_20_Emphasis">Summary</text:span></text:h>
      <text:p text:style-name="P1">Understanding these hyperparameters and their roles in your model is essential for:</text:p>
      <text:list xml:id="list5393208505196649810" text:style-name="L84">
        <text:list-item>
          <text:p text:style-name="P123"><text:span text:style-name="Strong_20_Emphasis">Fine-Tuning:</text:span> Adjusting hyperparameters can improve model performance.</text:p>
        </text:list-item>
        <text:list-item>
          <text:p text:style-name="P123"><text:span text:style-name="Strong_20_Emphasis">Troubleshooting:</text:span> Identifying and resolving issues in model training.</text:p>
        </text:list-item>
        <text:list-item>
          <text:p text:style-name="P85"><text:span text:style-name="Strong_20_Emphasis">Experimentation:</text:span> Testing different configurations to find the optimal model.</text:p>
        </text:list-item>
      </text:list>
      <text:p text:style-name="Horizontal_20_Line"/>
      <text:p text:style-name="P1"><text:span text:style-name="Strong_20_Emphasis">Tips for Using Hyperparameters:</text:span></text:p>
      <text:list xml:id="list1674103093765033511" text:style-name="L85">
        <text:list-item>
          <text:p text:style-name="P124"><text:span text:style-name="Strong_20_Emphasis">Start Simple:</text:span> Begin with default values and simple architectures.</text:p>
        </text:list-item>
        <text:list-item>
          <text:p text:style-name="P124"><text:span text:style-name="Strong_20_Emphasis">Monitor Performance:</text:span> Use training and validation metrics to guide adjustments.</text:p>
        </text:list-item>
        <text:list-item>
          <text:p text:style-name="P124"><text:span text:style-name="Strong_20_Emphasis">Change One at a Time:</text:span> When experimenting, adjust one hyperparameter at a time to understand its impact.</text:p>
        </text:list-item>
        <text:list-item>
          <text:p text:style-name="P86"><text:span text:style-name="Strong_20_Emphasis">Document Experiments:</text:span> Keep a record of hyperparameter settings and results for comparis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Lucida Sans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17T13:28:40.61</meta:creation-date>
    <meta:document-statistic meta:table-count="0" meta:image-count="0" meta:object-count="0" meta:page-count="16" meta:paragraph-count="473" meta:word-count="2818" meta:character-count="19020"/>
    <dc:date>2024-11-17T23:02:28.88</dc:date>
    <meta:editing-duration>PT9H3M28S</meta:editing-duration>
    <meta:editing-cycles>1</meta:editing-cycles>
    <meta:generator>OpenOffice/4.1.15$Win32 OpenOffice.org_project/4115m2$Build-9813</meta:generator>
  </office:meta>
</office:document-meta>
</file>